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63.475445mm" fo:page-width="148.15625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5.000000074505806%" draw:opacity-name="gradient-1" draw:stroke="none"/>
    </style:style>
    <style:style style:family="graphic" style:name="style-3">
      <style:graphic-properties draw:fill="solid" draw:fill-color="#000000" draw:opacity="5.000000074505806%" draw:opacity-name="gradient-2" draw:stroke="none"/>
    </style:style>
    <style:style style:family="graphic" style:name="style-4">
      <style:graphic-properties draw:fill="solid" draw:fill-color="#000000" draw:opacity="5.000000074505806%" draw:opacity-name="gradient-3" draw:stroke="none"/>
    </style:style>
    <style:style style:family="graphic" style:name="style-5">
      <style:graphic-properties draw:fill="solid" draw:fill-color="#000000" draw:opacity="5.000000074505806%" draw:opacity-name="gradient-4" draw:stroke="none"/>
    </style:style>
    <style:style style:family="graphic" style:name="style-6">
      <style:graphic-properties draw:fill="solid" draw:fill-color="#000000" draw:opacity="5.000000074505806%" draw:opacity-name="gradient-5" draw:stroke="none"/>
    </style:style>
    <style:style style:family="graphic" style:name="style-7">
      <style:graphic-properties draw:fill="solid" draw:fill-color="#000000" draw:opacity="5.000000074505806%" draw:opacity-name="gradient-6" draw:stroke="none"/>
    </style:style>
    <style:style style:family="graphic" style:name="style-8">
      <style:graphic-properties draw:fill="solid" draw:fill-color="#000000" draw:opacity="5.000000074505806%" draw:opacity-name="gradient-7" draw:stroke="none"/>
    </style:style>
    <style:style style:family="graphic" style:name="style-9">
      <style:graphic-properties draw:fill="solid" draw:fill-color="#000000" draw:opacity="5.000000074505806%" draw:opacity-name="gradient-8" draw:stroke="none"/>
    </style:style>
    <style:style style:family="graphic" style:name="style-10">
      <style:graphic-properties draw:fill="solid" draw:fill-color="#000000" draw:opacity="5.000000074505806%" draw:opacity-name="gradient-9" draw:stroke="none"/>
    </style:style>
    <style:style style:family="graphic" style:name="style-11">
      <style:graphic-properties draw:fill="solid" draw:fill-color="#000000" draw:opacity="5.000000074505806%" draw:opacity-name="gradient-10" draw:stroke="none"/>
    </style:style>
    <style:style style:family="graphic" style:name="style-12">
      <style:graphic-properties draw:fill="solid" draw:fill-color="#000000" draw:opacity="5.000000074505806%" draw:opacity-name="gradient-11" draw:stroke="none"/>
    </style:style>
    <style:style style:family="graphic" style:name="style-13">
      <style:graphic-properties draw:fill="solid" draw:fill-color="#000000" draw:opacity="5.000000074505806%" draw:opacity-name="gradient-12" draw:stroke="none"/>
    </style:style>
    <style:style style:family="graphic" style:name="style-14">
      <style:graphic-properties draw:fill="solid" draw:fill-color="#000000" draw:opacity="5.000000074505806%" draw:opacity-name="gradient-13" draw:stroke="none"/>
    </style:style>
    <style:style style:family="graphic" style:name="style-15">
      <style:graphic-properties draw:fill="solid" draw:fill-color="#000000" draw:opacity="5.000000074505806%" draw:opacity-name="gradient-14" draw:stroke="none"/>
    </style:style>
    <style:style style:family="graphic" style:name="style-16">
      <style:graphic-properties draw:fill="solid" draw:fill-color="#000000" draw:opacity="5.000000074505806%" draw:opacity-name="gradient-15" draw:stroke="none"/>
    </style:style>
    <style:style style:family="graphic" style:name="style-17">
      <style:graphic-properties draw:fill="solid" draw:fill-color="#000000" draw:opacity="5.000000074505806%" draw:opacity-name="gradient-16" draw:stroke="none"/>
    </style:style>
    <style:style style:family="graphic" style:name="style-18">
      <style:graphic-properties draw:fill="solid" draw:fill-color="#000000" draw:opacity="5.000000074505806%" draw:opacity-name="gradient-17" draw:stroke="none"/>
    </style:style>
    <style:style style:family="graphic" style:name="style-19">
      <style:graphic-properties draw:fill="solid" draw:fill-color="#000000" draw:opacity="5.000000074505806%" draw:opacity-name="gradient-18" draw:stroke="none"/>
    </style:style>
    <style:style style:family="graphic" style:name="style-20">
      <style:graphic-properties draw:fill="solid" draw:fill-color="#000000" draw:opacity="5.000000074505806%" draw:opacity-name="gradient-19" draw:stroke="none"/>
    </style:style>
    <style:style style:family="graphic" style:name="style-21">
      <style:graphic-properties draw:fill="solid" draw:fill-color="#000000" draw:opacity="5.000000074505806%" draw:opacity-name="gradient-20" draw:stroke="none"/>
    </style:style>
    <style:style style:family="graphic" style:name="style-22">
      <style:graphic-properties draw:fill="gradient" draw:fill-gradient-name="gradient-21" draw:opacity="100.0%" draw:stroke="solid" svg:stroke-color="#000000" draw:stroke-linejoin="miter" svg:stroke-opacity="19.82758790254593%" svg:stroke-width="0.2478282mm"/>
    </style:style>
    <style:style style:family="graphic" style:name="style-23">
      <style:graphic-properties draw:fill="none" draw:stroke="solid" svg:stroke-color="#c9c9c9" draw:stroke-linejoin="miter" svg:stroke-opacity="14.655174314975739%" svg:stroke-width="0.2565352mm"/>
    </style:style>
    <style:style style:family="graphic" style:name="style-24">
      <style:graphic-properties draw:fill="solid" draw:fill-color="#787878" draw:opacity="100.0%" draw:stroke="solid" svg:stroke-color="#040404" draw:stroke-linejoin="miter" svg:stroke-opacity="32.758623361587524%" svg:stroke-width="0.2478282mm"/>
    </style:style>
    <style:style style:family="graphic" style:name="style-25">
      <style:graphic-properties draw:fill="solid" draw:fill-color="#ffffff" draw:opacity="36.401671171188354%" draw:stroke="solid" svg:stroke-color="#b0b0b0" draw:stroke-linejoin="miter" svg:stroke-opacity="23.706898093223572%" svg:stroke-width="0.2478282mm"/>
    </style:style>
    <style:style style:family="graphic" style:name="style-26">
      <style:graphic-properties draw:fill="solid" draw:fill-color="#000000" draw:opacity="100.0%" draw:stroke="none"/>
    </style:style>
    <style:style style:family="graphic" style:name="style-27">
      <style:graphic-properties draw:fill="solid" draw:fill-color="#cccccc" draw:opacity="28.03347110748291%" draw:stroke="none"/>
    </style:style>
    <style:style style:family="graphic" style:name="style-28">
      <style:graphic-properties draw:fill="solid" draw:fill-color="#4d4d4d" draw:opacity="83.26359987258911%" draw:stroke="none"/>
    </style:style>
    <style:style style:family="graphic" style:name="style-29">
      <style:graphic-properties draw:fill="solid" draw:fill-color="#ebebeb" draw:opacity="24.267782270908356%" draw:stroke="none"/>
    </style:style>
    <style:style style:family="graphic" style:name="style-30">
      <style:graphic-properties draw:fill="solid" draw:fill-color="#ebebeb" draw:opacity="24.267782270908356%" draw:stroke="none"/>
    </style:style>
    <style:style style:family="graphic" style:name="style-31">
      <style:graphic-properties draw:fill="solid" draw:fill-color="#ebebeb" draw:opacity="24.267782270908356%" draw:stroke="none"/>
    </style:style>
    <style:style style:family="graphic" style:name="style-32">
      <style:graphic-properties draw:fill="solid" draw:fill-color="#ffffff" draw:opacity="24.267782270908356%" draw:stroke="none"/>
    </style:style>
    <style:style style:family="graphic" style:name="style-33">
      <style:graphic-properties draw:fill="solid" draw:fill-color="#656565" draw:opacity="100.0%" draw:stroke="none"/>
    </style:style>
    <style:style style:family="graphic" style:name="style-34">
      <style:graphic-properties draw:fill="solid" draw:fill-color="#656565" draw:opacity="100.0%" draw:stroke="none"/>
    </style:style>
    <style:style style:family="graphic" style:name="style-35">
      <style:graphic-properties draw:fill="solid" draw:fill-color="#1a1a1a" draw:opacity="100.0%" draw:stroke="none"/>
    </style:style>
    <style:style style:family="graphic" style:name="style-36">
      <style:graphic-properties draw:fill="solid" draw:fill-color="#ffffff" draw:opacity="1.349012167618291%" draw:stroke="none"/>
    </style:style>
    <style:style style:family="graphic" style:name="style-37">
      <style:graphic-properties draw:fill="solid" draw:fill-color="#ffffff" draw:opacity="1.349012167618291%" draw:stroke="none"/>
    </style:style>
    <style:style style:family="graphic" style:name="style-38">
      <style:graphic-properties draw:fill="solid" draw:fill-color="#ffffff" draw:opacity="1.349012167618291%" draw:stroke="none"/>
    </style:style>
    <style:style style:family="graphic" style:name="style-39">
      <style:graphic-properties draw:fill="solid" draw:fill-color="#ffffff" draw:opacity="1.349012167618291%" draw:stroke="none"/>
    </style:style>
    <style:style style:family="graphic" style:name="style-40">
      <style:graphic-properties draw:fill="solid" draw:fill-color="#ffffff" draw:opacity="1.349012167618291%" draw:stroke="none"/>
    </style:style>
    <style:style style:family="graphic" style:name="style-41">
      <style:graphic-properties draw:fill="solid" draw:fill-color="#ffffff" draw:opacity="1.349012167618291%" draw:stroke="none"/>
    </style:style>
    <style:style style:family="graphic" style:name="style-42">
      <style:graphic-properties draw:fill="solid" draw:fill-color="#ffffff" draw:opacity="1.349012167618291%" draw:stroke="none"/>
    </style:style>
    <style:style style:family="graphic" style:name="style-43">
      <style:graphic-properties draw:fill="solid" draw:fill-color="#ffffff" draw:opacity="1.349012167618291%" draw:stroke="none"/>
    </style:style>
    <style:style style:family="graphic" style:name="style-44">
      <style:graphic-properties draw:fill="solid" draw:fill-color="#ffffff" draw:opacity="1.349012167618291%" draw:stroke="none"/>
    </style:style>
    <style:style style:family="graphic" style:name="style-45">
      <style:graphic-properties draw:fill="solid" draw:fill-color="#ffffff" draw:opacity="1.349012167618291%" draw:stroke="none"/>
    </style:style>
    <style:style style:family="graphic" style:name="style-46">
      <style:graphic-properties draw:fill="solid" draw:fill-color="#ffffff" draw:opacity="1.349012167618291%" draw:stroke="none"/>
    </style:style>
    <style:style style:family="graphic" style:name="style-47">
      <style:graphic-properties draw:fill="solid" draw:fill-color="#ffffff" draw:opacity="1.349012167618291%" draw:stroke="none"/>
    </style:style>
    <style:style style:family="graphic" style:name="style-48">
      <style:graphic-properties draw:fill="solid" draw:fill-color="#ffffff" draw:opacity="1.349012167618291%" draw:stroke="none"/>
    </style:style>
    <style:style style:family="graphic" style:name="style-49">
      <style:graphic-properties draw:fill="solid" draw:fill-color="#ffffff" draw:opacity="1.349012167618291%" draw:stroke="none"/>
    </style:style>
    <style:style style:family="graphic" style:name="style-50">
      <style:graphic-properties draw:fill="solid" draw:fill-color="#ffffff" draw:opacity="1.349012167618291%" draw:stroke="none"/>
    </style:style>
    <style:style style:family="graphic" style:name="style-51">
      <style:graphic-properties draw:fill="solid" draw:fill-color="#ffffff" draw:opacity="1.349012167618291%" draw:stroke="none"/>
    </style:style>
    <style:style style:family="graphic" style:name="style-52">
      <style:graphic-properties draw:fill="solid" draw:fill-color="#ffffff" draw:opacity="1.349012167618291%" draw:stroke="none"/>
    </style:style>
    <style:style style:family="graphic" style:name="style-53">
      <style:graphic-properties draw:fill="solid" draw:fill-color="#ffffff" draw:opacity="1.349012167618291%" draw:stroke="none"/>
    </style:style>
    <style:style style:family="graphic" style:name="style-54">
      <style:graphic-properties draw:fill="solid" draw:fill-color="#ffffff" draw:opacity="1.349012167618291%" draw:stroke="none"/>
    </style:style>
    <style:style style:family="graphic" style:name="style-55">
      <style:graphic-properties draw:fill="solid" draw:fill-color="#ffffff" draw:opacity="1.349012167618291%" draw:stroke="none"/>
    </style:style>
  </office:automatic-styles>
  <office:body>
    <office:drawing>
      <draw:page draw:master-page-name="Default" draw:name="page1" draw:style-name="DP1">
        <draw:g draw:id="svg2">
          <draw:g draw:id="g24616">
            <draw:path svg:d="M 9139.448 27.381836 C 8649.516 -5.5612803 8151.696 22.9208 7659.817 4.5474735E-13 C 5247.325 67.58734 2888.399 460.86035 540.7359 808.7365 C 360.63104 835.8996 180.3897 862.68964 0.0 889.06287 C 428.60654 884.6316 891.02295 885.98425 1254.4116 1052.1525 C 1606.3229 1152.1165 2006.2225 1146.6194 2382.0535 1185.24 C 3486.45 1255.7465 4592.5874 1295.889 5697.801 1352.203 C 5930.9165 1360.8542 6168.213 1371.358 6399.1753 1375.7689 C 6394.879 1254.7723 6621.045 1209.2609 6763.0977 1267.6499 C 6979.889 1321.0013 7188.4243 1457.0645 7435.579 1407.933 C 7958.2676 1396.6187 8479.131 1366.4495 9002.735 1359.0135 C 9871.12 1307.0924 10731.724 1201.1863 11559.004 1024.2422 C 11632.462 905.6007 11815.133 820.83795 12019.342 836.406 C 12111.8 833.1058 12204.192 818.8808 12288.528 793.6906 C 11751.689 439.47134 10982.678 283.40887 10259.808 163.09317 C 10021.305 237.57607 9684.359 239.61656 9526.732 80.20494 C 9401.159 53.30669 9271.299 37.80205 9139.448 27.381836 z M 9720.651 309.03134 C 9597.645 258.72562 9578.32 62.915833 9689.109 262.8672 C 9699.624 278.2553 9710.138 293.64322 9720.651 309.03134 z M 28337.545 9765.449 z" svg:height="97.6545mm" draw:style-name="style-2" svg:viewBox="0.0 0.0 28337.545 9765.45" svg:width="283.37546mm" svg:x="12.591057mm" svg:y="47.96332mm"/>
            <draw:path svg:d="M 9260.673 27.041409 C 8771.766 -5.4675655 8279.195 22.500378 7788.3813 0.0 C 5473.8496 62.5345 3217.5393 427.53876 966.8817 762.0989 C 644.75836 810.71643 322.39108 858.66095 0.0 906.542 C 459.1463 906.3245 966.1797 886.0837 1358.9932 1065.7582 C 1713.3114 1170.441 2119.7808 1163.2808 2500.7395 1202.884 C 3586.4233 1272.3737 4676.264 1311.7521 5763.7964 1367.1989 C 6016.9995 1373.059 6295.731 1396.2045 6532.2935 1388.9045 C 6524.196 1278.134 6727.019 1227.3369 6861.956 1280.7047 C 7067.81 1327.2916 7250.251 1448.2343 7478.3784 1433.3207 C 8023.4297 1409.3926 8575.992 1387.5249 9123.874 1376.8937 C 9991.302 1323.455 10861.964 1219.7981 11688.36 1039.1605 C 11761.433 922.83057 11937.984 837.96313 12139.663 854.2074 C 12230.318 848.3621 12381.299 835.7016 12421.975 798.2798 C 11880.081 439.7618 11105.967 283.5831 10379.518 162.07138 C 10149.8955 233.86812 9823.448 242.11115 9665.616 90.14234 C 9549.453 48.7377 9393.914 40.894127 9260.673 27.041409 z M 9834.965 309.63428 C 9695.251 235.17598 9729.721 105.691246 9825.11 295.16724 L 9834.965 309.63428 z M 28337.545 9765.449 z" svg:height="97.6545mm" draw:style-name="style-3" svg:viewBox="0.0 0.0 28337.545 9765.45" svg:width="283.37546mm" svg:x="11.391512mm" svg:y="47.876804mm"/>
            <draw:path svg:d="M 9387.864 27.293041 C 8897.573 -5.163121 8402.902 22.820871 7912.3057 0.0 C 5590.3896 63.204487 3322.3125 430.69995 1063.2843 766.27155 C 708.89264 819.7374 354.4878 872.58044 0.0 925.111 C 496.77542 929.3171 1050.5304 887.9505 1477.2291 1082.84 C 1832.1057 1188.0305 2241.4055 1181.4305 2623.7588 1220.9623 C 3709.9858 1290.5719 4800.381 1329.8385 5888.4507 1385.4347 C 6149.3438 1395.9338 6410.335 1405.6782 6671.502 1412.8297 C 6648.086 1309.6266 6831.652 1243.8191 6964.4517 1293.5907 C 7198.211 1345.1239 7419.0356 1494.8818 7680.676 1443.3671 C 8202.721 1432.28 8726.288 1402.2009 9250.286 1394.7622 C 10121.905 1340.3293 11000.576 1238.6362 11825.813 1052.7302 C 11896.897 939.2154 12068.473 856.37994 12265.258 871.99744 C 12374.62 868.10596 12483.328 849.24884 12581.584 817.1991 C 12051.297 453.3158 11280.795 298.23212 10553.017 165.3382 C 10409.831 166.76385 10259.789 234.12311 10101.708 210.19475 C 9960.029 205.99492 9858.697 134.00842 9767.217 78.28068 C 9644.894 53.227474 9516.624 37.103333 9387.864 27.293041 z M 9954.43 310.75058 C 9832.802 263.11752 9822.96 75.40684 9954.43 310.75058 z M 28337.545 9765.45 z" svg:height="97.6545mm" draw:style-name="style-4" svg:viewBox="0.0 0.0 28337.545 9765.45" svg:width="283.37546mm" svg:x="10.140455mm" svg:y="47.785156mm"/>
            <draw:path svg:d="M 9516.692 27.296665 C 9027.901 -5.4698954 8535.373 23.282974 8045.35 0.0 C 5669.0444 64.34486 3345.9126 446.5163 1033.211 790.1447 C 689.0093 841.77075 344.77808 893.1229 0.0 943.27435 C 522.4925 955.9256 1109.458 889.17755 1567.0529 1088.7401 C 1916.1549 1205.8282 2335.2202 1195.8054 2718.748 1236.7037 C 3806.4255 1307.9335 4898.681 1345.9546 5988.3345 1402.3606 C 6263.2236 1413.8278 6538.308 1423.2015 6813.45 1431.7887 C 6784.1055 1337.5875 6940.2666 1262.9766 7073.367 1307.2257 C 7297.2627 1353.9791 7493.856 1488.6606 7739.625 1468.3914 C 8272.834 1447.0479 8815.227 1422.8197 9352.66 1414.3776 C 10235.067 1358.801 11130.354 1259.6628 11964.655 1067.1013 C 12033.637 956.04675 12197.682 874.9572 12390.73 889.90656 C 12499.334 885.83075 12657.767 864.6245 12723.903 823.8627 C 12182.724 448.16122 11390.286 295.2744 10644.001 158.31604 C 10420.485 228.9517 10097.795 248.81047 9940.851 97.60847 C 9823.54 47.80987 9657.034 43.393623 9516.692 27.296665 z M 10076.348 311.6978 C 9972.783 291.29282 9957.128 94.735146 10076.348 311.6978 z M 28337.543 9765.45 z" svg:height="97.6545mm" draw:style-name="style-5" svg:viewBox="0.0 0.0 28337.545 9765.45" svg:width="283.37546mm" svg:x="8.864867mm" svg:y="47.695198mm"/>
            <draw:path svg:d="M 9639.182 27.76524 C 9151.241 -5.622376 8654.627 23.147839 8164.563 4.5474735E-13 C 5828.1543 63.298203 3550.1572 433.00217 1278.7831 770.7173 C 852.73315 834.2814 427.1065 899.50977 0.0 959.83215 C 522.0038 978.6932 1087.8011 906.5966 1571.1473 1062.8018 C 1930.7891 1224.1151 2393.021 1206.9192 2811.0142 1252.0735 C 3906.0366 1325.9406 5008.961 1363.0299 6107.5913 1420.2164 C 6384.1187 1427.6025 6686.41 1450.3157 6948.2036 1444.16 C 6916.133 1355.8402 7061.5327 1280.6987 7188.536 1324.6821 C 7414.078 1371.1388 7613.766 1508.9587 7864.8525 1485.7433 C 8408.051 1463.7397 8954.559 1441.3572 9500.831 1430.3102 C 10378.522 1377.5217 11252.44 1270.4056 12091.353 1088.8838 C 12155.568 978.2466 12318.084 890.7435 12512.44 907.99225 C 12640.537 903.78 12763.548 879.0535 12875.337 839.984 C 12328.826 453.8636 11522.816 295.7347 10761.708 157.7882 C 10543.769 227.88745 10227.384 249.21742 10071.721 101.56417 C 9962.755 46.370495 9776.6875 45.26326 9639.182 27.76524 z M 10191.355 311.98233 C 10083.993 285.06494 10121.407 164.0984 10183.336 300.21127 L 10191.355 311.98233 z M 28337.545 9765.45 z" svg:height="97.6545mm" draw:style-name="style-6" svg:viewBox="0.0 0.0 28337.545 9765.45" svg:width="283.37546mm" svg:x="7.6596036mm" svg:y="47.60662mm"/>
            <draw:path svg:d="M 9753.373 27.537683 C 9263.903 -5.7127256 8767.214 22.623087 8276.175 0.0 C 5987.9985 60.97138 3751.1477 419.377 1526.8815 749.7917 C 1016.29126 826.2708 511.39377 903.9058 0.0 975.9563 C 480.0569 995.33014 974.9756 942.5816 1444.9069 1021.74066 C 1712.9388 1064.601 1916.3069 1202.4952 2203.938 1208.0454 C 3487.7153 1334.669 4788.656 1358.0854 6080.947 1431.5668 C 6412.0586 1445.9114 6747.6914 1459.454 7076.864 1467.8425 C 7041.339 1391.1262 7146.023 1300.3958 7275.3325 1337.9016 C 7529.961 1386.4648 7760.97 1550.557 8042.904 1496.8582 C 8574.614 1484.7505 9108.246 1456.2661 9640.626 1446.4115 C 10514.104 1392.7235 11381.292 1285.3462 12214.249 1105.0419 C 12276.942 994.8603 12436.362 907.4574 12628.307 925.61816 C 12758.5205 920.1731 12911.851 894.27106 13006.86 847.8581 C 12453.419 456.45084 11642.958 293.42523 10868.989 158.504 C 10656.27 226.51901 10347.945 249.2107 10195.928 104.9814 C 10098.006 47.6693 9935.599 54.110516 9809.22 31.840544 C 9790.604 30.406342 9771.988 28.972141 9753.373 27.537683 z M 10298.638 312.69788 C 10202.412 301.54736 10240.087 183.5722 10291.083 301.53986 L 10298.638 312.69788 z M 28337.545 9765.45 z" svg:height="97.6545mm" draw:style-name="style-7" svg:viewBox="0.0 0.0 28337.545 9765.45" svg:width="283.37546mm" svg:x="6.5303826mm" svg:y="47.51898mm"/>
            <draw:path svg:d="M 9843.441 27.76265 C 9352.198 -5.7740803 8855.291 23.004936 8361.35 0.0 C 5962.499 65.64884 3624.727 452.61035 1293.3522 798.5053 C 862.7741 863.7122 431.11526 926.54675 0.0 989.4934 C 516.75543 1021.4642 1058.5135 952.63367 1562.0781 1045.4832 C 1813.505 1094.2217 2013.3558 1220.8986 2289.834 1226.0972 C 3573.876 1352.796 4875.1016 1376.1653 6167.659 1449.7151 C 6505.1997 1464.5734 6843.0444 1476.2924 7180.9937 1486.5771 C 7141.867 1414.4794 7229.664 1318.0526 7359.5938 1355.7959 C 7599.5986 1399.3517 7809.8516 1550.5917 8074.3403 1520.556 C 8606.26 1500.8448 9142.962 1476.0531 9677.062 1467.6139 C 10572.283 1414.9541 11460.616 1306.0458 12312.205 1121.5737 C 12371.519 1020.59875 12510.525 929.49493 12691.512 944.16675 C 12840.524 942.9497 12990.259 911.3655 13121.907 862.8183 C 12591.775 479.4405 11815.849 311.9712 11069.122 176.43486 C 10914.658 127.43207 10771.3125 230.08638 10607.654 213.36786 C 10463.286 217.17781 10342.632 153.49103 10262.123 85.752495 C 10127.164 57.085575 9985.734 38.60355 9843.441 27.76265 z M 10380.979 313.78778 C 10296.056 318.13412 10333.374 204.22832 10373.906 303.23734 L 10380.979 313.78778 z M 28337.545 9765.45 z" svg:height="97.6545mm" draw:style-name="style-8" svg:viewBox="0.0 0.0 28337.545 9765.45" svg:width="283.37546mm" svg:x="5.650557mm" svg:y="47.427593mm"/>
            <draw:path svg:d="M 9894.345 27.88769 C 9402.046 -5.157685 8905.126 23.77019 8412.246 0.0 C 6037.1284 65.263885 3723.7832 444.45792 1417.3273 787.1539 C 946.7669 863.3278 465.20978 918.88983 0.0 1003.4836 C 559.09515 1046.9238 1147.0325 957.8201 1688.4875 1080.2183 C 1906.7264 1145.8433 2110.942 1240.4412 2363.517 1246.7693 C 3639.7185 1370.9891 4932.4634 1395.0096 6216.8433 1467.8851 C 6555.7676 1479.0596 6924.017 1503.3286 7244.8545 1499.208 C 7212.588 1436.9686 7269.0195 1342.3909 7392.791 1370.8367 C 7642.197 1414.0449 7855.206 1570.2192 8127.856 1538.0887 C 8675.343 1517.6206 9230.847 1495.4519 9780.719 1482.4891 C 10660.145 1428.351 11533.776 1320.049 12370.997 1138.0056 C 12430.313 1039.4147 12561.38 946.71674 12742.329 962.5118 C 12903.866 959.6154 13055.65 927.064 13192.922 873.4573 C 12661.706 485.0934 11877.053 312.82138 11122.348 177.33629 C 10958.903 125.65045 10806.213 235.9723 10632.84 212.62616 C 10495.4795 212.96037 10394.106 143.57278 10316.174 86.71683 C 10179.538 57.261616 10037.4 38.68665 9894.345 27.88769 z M 10424.972 314.85617 C 10352.878 340.63553 10373.412 202.54715 10424.972 314.85617 z M 28337.547 9765.45 z" svg:height="97.6545mm" draw:style-name="style-9" svg:viewBox="0.0 0.0 28337.545 9765.45" svg:width="283.37546mm" svg:x="5.154221mm" svg:y="47.336422mm"/>
            <draw:path svg:d="M 9922.182 28.11421 C 9435.224 -5.5695643 8943.516 24.723906 8455.977 0.0 C 6329.9365 53.682327 4245.1753 370.45654 2180.0874 675.57104 C 1465.3064 786.3477 749.9399 886.6882 38.18141 998.8085 C -60.687912 1018.90875 58.838863 1027.092 100.77005 1027.886 C 574.6387 1048.4232 1056.8813 1004.93823 1525.6866 1062.632 C 1812.4279 1092.818 2015.5869 1240.4178 2307.2034 1256.6085 C 3560.7659 1385.4785 4832.571 1406.3253 6095.2285 1479.5385 C 6492.7534 1497.5985 6890.642 1512.5703 7288.796 1523.5018 C 7261.932 1470.2858 7276.49 1368.0881 7400.102 1387.3158 C 7655.7407 1426.1937 7865.536 1582.6461 8143.302 1559.1036 C 8446.687 1540.2644 8758.488 1538.4934 9064.538 1520.824 C 9455.426 1508.3705 9844.783 1510.5034 10231.687 1470.3096 C 10970.554 1409.0851 11700.952 1308.0723 12406.722 1154.5391 C 12463.055 1065.0435 12575.071 970.2068 12743.926 981.0987 C 12920.278 980.4802 13092.555 944.85095 13240.75 884.722 C 12792.783 556.3556 12157.444 369.58154 11514.462 248.0038 C 11349.479 220.77081 11179.56 170.83397 11016.374 161.30768 C 10827.299 219.38684 10554.875 250.76424 10409.377 129.15518 C 10327.512 51.07695 10145.652 61.67709 10015.35 36.346367 C 9984.521 32.546253 9953.3125 30.562965 9922.182 28.11421 z M 10445.204 315.42285 C 10378.408 337.9455 10422.445 255.0042 10445.204 315.42285 z M 28354.22 9765.449 z" svg:height="97.654495mm" draw:style-name="style-10" svg:viewBox="0.0 0.0 28354.22 9765.45" svg:width="283.5422mm" svg:x="4.896715mm" svg:y="47.24502mm"/>
            <draw:path svg:d="M 9949.541 29.334835 C 9481.194 -6.540368 9007.954 29.780369 8539.005 0.0 C 7278.4834 25.132162 6029.718 154.57936 4794.22 309.9923 C 3269.0046 504.12634 1761.948 750.944 245.00905 969.0708 C 161.93596 983.1433 62.570667 985.03754 0.0 1026.4246 C 19.095047 1043.1224 72.3248 1042.0486 105.0275 1045.6476 C 424.28003 1059.1179 744.65857 1047.8252 1064.3639 1052.8043 C 1265.8483 1055.7155 1471.1083 1058.822 1663.3014 1102.2192 C 1788.6793 1121.9957 1893.368 1171.4601 2005.6318 1209.4695 C 2127.5273 1247.0652 2257.7947 1272.791 2392.4856 1282.0609 C 3537.8274 1398.9286 4699.283 1418.5741 5852.569 1486.4796 C 6345.218 1509.8687 6838.295 1529.7909 7331.8525 1543.3892 C 7322.866 1501.8263 7300.3086 1447.5842 7351.168 1414.4332 C 7412.326 1389.262 7488.4087 1419.7219 7547.9116 1434.7671 C 7721.627 1487.5746 7884.271 1565.293 8078.9175 1582.1615 C 8128.5566 1588.1859 8175.0117 1574.891 8220.603 1570.6161 C 8706.202 1566.0261 9189.635 1524.3243 9675.623 1528.7965 C 10615.078 1478.2288 11549.478 1366.5879 12442.91 1171.6208 C 12495.0205 1104.9056 12555.745 1023.02 12681.238 1006.5099 C 12803.167 996.05865 12929.91 1000.00684 13046.747 971.04065 C 13130.857 954.7091 13212.348 926.744 13288.917 897.05945 C 13074.756 745.34564 12822.613 611.578 12542.947 511.28415 C 12081.64 343.4638 11566.391 252.50652 11060.986 156.68303 C 10912.014 196.39252 10740.688 238.96419 10580.409 198.28545 C 10503.98 178.8642 10444.748 138.784 10402.522 94.37893 C 10256.247 61.323456 10103.309 41.2198 9949.541 29.334835 z M 10465.654 317.58685 C 10409.729 339.39212 10451.965 294.1835 10465.654 317.58685 z M 28337.547 9765.449 z" svg:height="97.6545mm" draw:style-name="style-11" svg:viewBox="0.0 0.0 28337.545 9765.45" svg:width="283.37546mm" svg:x="4.63581mm" svg:y="47.1429mm"/>
            <draw:path svg:d="M 9964.19 29.424149 C 9495.592 -6.6951785 9022.071 29.70141 8552.837 4.5474735E-13 C 7519.847 19.521952 6493.667 111.576645 5477.482 227.9558 C 3680.6624 435.11517 1913.6111 732.19244 132.41884 986.1525 C 85.94053 995.04694 28.165068 1005.26184 0.094874695 1031.5463 C -2.7043326 1057.4153 57.13576 1055.1329 84.81777 1060.4048 C 363.55176 1076.7551 644.0581 1065.7095 923.5505 1068.9559 C 1131.2578 1071.5519 1342.2809 1067.1934 1546.205 1096.2595 C 1684.936 1117.4963 1821.2507 1148.0642 1939.1934 1200.6656 C 2081.1904 1253.3767 2240.0947 1287.1653 2403.2085 1298.9283 C 3548.8237 1415.8168 4710.533 1435.624 5864.108 1503.4363 C 6362.544 1527.217 6861.446 1547.1426 7360.809 1560.9395 C 7353.8135 1518.8395 7322.7573 1464.7421 7373.135 1429.7023 C 7436.9985 1407.7065 7507.852 1440.1489 7566.935 1455.3188 C 7740.3037 1509.1534 7905.277 1586.679 8101.7393 1599.5492 C 8148.475 1604.9578 8192.391 1592.1053 8235.537 1587.4077 C 8720.574 1583.7043 9203.402 1541.2385 9688.801 1545.9095 C 10631.441 1495.5205 11568.973 1383.4098 12465.448 1188.0171 C 12518.031 1119.062 12582.464 1031.2618 12715.839 1021.38654 C 12855.548 1015.5563 12999.88 1010.8876 13128.662 972.8331 C 13196.242 955.202 13260.643 932.78217 13322.741 908.1082 C 13014.454 682.3255 12620.111 508.19855 12187.664 394.04474 C 11826.467 295.1838 11447.294 227.41422 11071.794 155.33011 C 10932.619 193.97069 10776.773 232.83595 10622.924 204.87708 C 10534.974 187.30269 10470.125 142.3273 10421.262 94.86174 C 10273.374 62.013115 10119.44 41.312218 9964.19 29.424149 z M 28337.639 9765.45 z" svg:height="97.6545mm" draw:style-name="style-12" svg:viewBox="0.0 0.0 28337.64 9765.45" svg:width="283.3764mm" svg:x="4.508944mm" svg:y="47.058113mm"/>
            <draw:path svg:d="M 9978.405 28.542141 C 9490.657 -5.8196435 8998.124 24.890625 8509.738 0.0 C 6541.3516 49.25857 4606.348 324.29498 2692.9138 606.5226 C 1825.2052 737.2854 959.964 866.533 94.56948 994.96277 C 43.61289 998.87836 -49.36209 1047.0396 32.251743 1068.3118 C 395.61597 1106.4186 768.6241 1075.5519 1135.6047 1087.6996 C 1443.7306 1083.2634 1757.8035 1127.3607 2012.8395 1240.1764 C 2338.2275 1339.2737 2717.047 1336.1117 3069.6943 1373.0276 C 4121.01 1447.3634 5178.273 1478.6492 6231.825 1536.8451 C 6617.8247 1554.0071 7004.194 1567.6111 7390.7197 1578.724 C 7385.918 1538.8165 7329.1304 1440.7454 7435.059 1439.3094 C 7697.438 1479.3754 7918.7256 1642.2415 8206.55 1611.6759 C 8638.303 1594.8331 9076.418 1573.4369 9511.24 1563.5453 C 10067.319 1558.6691 10619.849 1496.4027 11166.281 1430.9486 C 11613.442 1370.4255 12067.02 1300.9264 12492.048 1198.5133 C 12545.649 1109.9008 12652.981 1016.84186 12822.332 1034.0802 C 13015.613 1031.8047 13197.081 984.0825 13357.765 918.3431 C 12906.212 576.023 12259.587 378.48444 11598.841 253.1312 C 11425.361 220.64914 11250.443 180.64479 11076.4 156.20384 C 10895.688 211.28827 10637.381 257.4027 10492.87 138.10495 C 10417.735 56.42258 10239.061 66.97095 10111.325 41.097866 C 10067.246 35.922836 10022.988 31.509693 9978.405 28.542141 z M 28351.24 9765.45 z" svg:height="97.654495mm" draw:style-name="style-13" svg:viewBox="0.0 0.0 28351.242 9765.45" svg:width="283.51242mm" svg:x="4.3794866mm" svg:y="46.977013mm"/>
            <draw:path svg:d="M 9992.014 27.941795 C 9497.88 -5.883069 8998.734 22.308289 8504.067 0.0 C 6148.783 62.58809 3853.2449 436.801 1567.0243 776.4145 C 1067.0658 857.5156 555.74084 917.1478 61.03713 1006.44543 C -31.955816 1019.1899 -13.24148 1097.0155 80.321526 1091.9375 C 608.9664 1133.8462 1157.4288 1057.1395 1676.1694 1150.1052 C 1920.592 1200.3281 2119.851 1320.3448 2389.114 1329.7036 C 3683.9666 1459.2639 4996.645 1482.5055 6300.4336 1556.6715 C 6673.1084 1572.894 7046.104 1586.3678 7419.33 1596.1879 C 7411.6084 1558.7379 7348.8345 1432.4061 7476.1377 1460.6538 C 7737.364 1518.177 7981.7295 1676.6791 8275.722 1622.2078 C 8799.668 1609.3284 9326.034 1581.0011 9849.654 1572.8567 C 10753.293 1518.3242 11650.88 1407.0215 12509.988 1218.703 C 12564.098 1131.5663 12663.525 1032.9867 12834.343 1051.0186 C 13037.101 1049.0474 13222.73 998.25964 13390.545 928.70245 C 12915.404 562.2407 12211.455 360.28305 11508.089 231.81105 C 11325.427 211.4757 11137.281 115.58646 10960.567 187.10748 C 10787.91 238.1948 10551.38 216.76126 10466.704 96.68375 C 10314.466 62.227985 10153.316 40.081757 9992.014 27.941795 z M 28338.266 9765.45 z" svg:height="97.6545mm" draw:style-name="style-14" svg:viewBox="0.0 0.0 28338.266 9765.45" svg:width="283.38266mm" svg:x="4.2642665mm" svg:y="46.893883mm"/>
            <draw:path svg:d="M 10008.014 28.099195 C 9513.584 -5.833623 9014.442 23.423548 8518.432 0.0 C 6154.7847 63.352047 3849.2168 439.55835 1553.0416 780.54285 C 1065.8754 857.5646 571.0875 920.53064 87.25888 1002.22546 C -0.91866964 1009.7695 -42.915054 1093.6036 61.568428 1104.8336 C 573.0032 1154.1332 1105.7926 1082.1057 1611.5656 1154.5854 C 1892.1561 1192.2327 2104.924 1338.4817 2401.7588 1347.7662 C 3697.1604 1477.3745 5010.375 1500.7041 6314.7134 1574.8916 C 6692.9316 1591.2852 7071.4434 1604.9393 7450.209 1614.9332 C 7454.946 1576.558 7389.3813 1499.7162 7449.6577 1474.4147 C 7724.927 1512.6349 7967.379 1697.2693 8269.516 1640.1777 C 8801.954 1629.6407 9333.555 1599.0472 9865.693 1590.71 C 10772.631 1536.4778 11672.339 1424.1139 12534.692 1235.246 C 12587.411 1150.8391 12682.257 1049.6322 12850.26 1069.3962 C 13058.362 1067.1898 13254.392 1011.9798 13427.353 939.97675 C 12947.148 567.6552 12241.053 362.04938 11527.236 232.80748 C 11374.784 213.83617 11216.001 148.60231 11066.392 164.27885 C 10885.73 224.5629 10607.55 248.01027 10500.119 108.16744 C 10356.201 57.707928 10172.597 44.299965 10008.014 28.099195 z M 28339.713 9765.449 z" svg:height="97.654495mm" draw:style-name="style-15" svg:viewBox="0.0 0.0 28339.71 9765.45" svg:width="283.3971mm" svg:x="4.1169543mm" svg:y="46.802387mm"/>
            <draw:path svg:d="M 10023.82 28.335554 C 9528.574 -5.6894264 9026.637 23.699514 8531.785 4.5474735E-13 C 6131.9067 65.099495 3791.5996 450.39612 1460.6515 796.8316 C 1005.79834 868.79614 546.92737 925.5009 94.52003 1003.2475 C -7.074019 1012.76215 -44.20979 1109.8777 71.5662 1122.7391 C 598.02264 1174.2955 1146.0897 1094.7327 1666.0244 1179.7008 C 1925.5492 1226.9116 2132.1597 1356.0277 2412.5745 1365.7505 C 3708.507 1495.4832 5022.266 1518.8969 6327.1646 1593.0332 C 6711.2075 1609.8615 7095.6367 1621.8489 7480.894 1633.7577 C 7486.3228 1596.5262 7421.4185 1518.127 7472.044 1492.9764 C 7749.736 1544.3778 8001.002 1716.6017 8310.057 1658.2025 C 8833.328 1645.5518 9357.378 1617.0034 9880.597 1609.0876 C 10790.739 1553.9805 11692.869 1441.712 12558.388 1251.789 C 12609.704 1168.5665 12700.615 1068.4668 12864.469 1087.1708 C 13081.653 1085.9064 13283.446 1025.5219 13463.149 951.2513 C 13009.098 598.90784 12356.087 387.68222 11680.862 260.14117 C 11488.154 226.83717 11291.808 171.97926 11099.575 158.1457 C 10925.811 214.6154 10656.112 257.13245 10537.265 124.39695 C 10414.685 54.922108 10216.555 53.02891 10055.854 30.829613 L 10029.589 28.784712 L 10023.82 28.335554 z M 28339.076 9765.45 z" svg:height="97.6545mm" draw:style-name="style-16" svg:viewBox="0.0 0.0 28339.074 9765.45" svg:width="283.39075mm" svg:x="3.9797573mm" svg:y="46.71089mm"/>
            <draw:path svg:d="M 10038.434 27.96846 C 9542.841 -5.849156 9041.343 22.776604 8544.641 0.0 C 6226.7964 61.273235 3964.0 425.45398 1712.2351 760.3385 C 1177.229 845.24316 633.13293 913.99646 102.101524 1004.34827 C -12.414657 1016.0378 -45.678734 1125.8491 81.18932 1140.1205 C 594.5583 1190.9366 1134.3816 1116.6648 1642.7368 1191.2336 C 1915.6909 1232.4177 2126.2732 1371.5791 2415.663 1382.4247 C 3705.906 1512.3677 5013.8115 1534.4922 6313.782 1609.0643 C 6712.382 1626.5913 7111.34 1640.57 7510.509 1651.4546 C 7517.4463 1614.7018 7447.679 1530.4673 7500.4727 1512.1678 C 7767.1973 1572.1272 8023.478 1732.8824 8327.285 1675.3032 C 8842.921 1664.5164 9354.087 1633.8864 9868.881 1627.8164 C 10789.612 1574.1622 11706.288 1459.7291 12581.708 1267.8077 C 12634.012 1188.4318 12714.664 1084.6736 12878.18 1104.9456 C 13103.393 1103.137 13312.089 1039.6505 13497.753 961.9226 C 13040.943 604.4823 12380.51 388.18393 11698.622 260.61337 C 11503.485 228.08368 11302.649 166.4607 11107.279 158.72223 C 10938.702 213.23634 10678.284 256.5686 10561.894 127.67464 C 10467.431 60.81838 10290.413 63.38803 10157.117 38.855698 C 10117.748 34.249172 10078.23 30.660822 10038.434 27.96846 z M 28338.672 9765.45 z" svg:height="97.6545mm" draw:style-name="style-17" svg:viewBox="0.0 0.0 28338.672 9765.45" svg:width="283.38672mm" svg:x="3.846309mm" svg:y="46.62464mm"/>
            <draw:path svg:d="M 10054.102 28.728794 C 9556.501 -6.18596 9055.82 23.75129 8557.979 0.0 C 6138.4355 65.22195 3780.2517 456.3605 1429.5111 804.63873 C 991.13556 875.0207 543.5323 928.3675 109.34753 1005.3703 C -17.29606 1019.7061 -47.3671 1142.2572 91.17216 1158.0256 C 607.15765 1208.8086 1141.2047 1134.4186 1652.7198 1209.1392 C 1918.8611 1246.8503 2120.3813 1383.8866 2400.4805 1397.1232 C 3708.4106 1530.6532 5035.1826 1553.1921 6352.6167 1628.3463 C 6748.4897 1645.7834 7144.7573 1659.165 7541.1787 1670.2788 C 7548.3804 1634.5629 7480.2056 1548.0306 7524.928 1532.5383 C 7788.7954 1599.6232 8042.7275 1748.4656 8342.991 1693.6995 C 8857.183 1682.1754 9370.71 1651.9471 9883.892 1645.6696 C 10809.06 1592.5376 11726.4375 1476.6923 12605.386 1284.3508 C 12656.434 1207.2615 12733.251 1102.9073 12893.191 1122.7987 C 13126.376 1121.8792 13340.4 1052.5186 13533.412 973.72107 C 13079.489 615.615 12423.698 395.0008 11741.266 266.1441 C 11536.097 231.25911 11325.982 170.09099 11121.741 157.96397 C 10954.343 214.32468 10682.356 257.498 10576.984 121.67663 C 10440.928 56.683273 10223.274 48.31935 10054.102 28.728794 z M 28338.361 9765.45 z" svg:height="97.654495mm" draw:style-name="style-18" svg:viewBox="0.0 0.0 28338.361 9765.45" svg:width="283.3836mm" svg:x="3.7092636mm" svg:y="46.533146mm"/>
            <draw:path svg:d="M 10069.943 28.36196 C 9572.21 -6.158001 9069.372 22.90009 8572.0625 0.0 C 6195.163 63.19879 3878.8948 442.42493 1569.7638 785.41394 C 1086.7728 862.59436 597.50385 922.04224 118.28008 1005.9466 C -11.481856 1021.1393 -53.194626 1148.3303 89.30918 1172.5746 C 538.9805 1220.3943 1002.75183 1172.8647 1455.2311 1202.1786 C 1695.0142 1209.2667 1900.3795 1280.8196 2103.3384 1355.1638 C 2476.5867 1451.9746 2891.038 1450.4438 3284.9924 1489.5983 C 4374.3545 1558.5464 5467.637 1598.8849 6558.791 1654.121 C 6896.5957 1667.8873 7234.623 1679.3702 7572.84 1688.0543 C 7585.8364 1659.2433 7497.753 1548.2703 7561.903 1556.1866 C 7812.075 1626.9128 8067.9526 1764.3295 8358.747 1711.522 C 8881.933 1698.1176 9402.408 1670.5317 9926.008 1662.05 C 10844.362 1606.6324 11756.985 1492.6526 12630.057 1299.8451 C 12682.03 1225.8884 12749.504 1119.6508 12908.131 1140.5732 C 13149.927 1139.2654 13370.204 1066.3394 13569.245 984.3924 C 13124.505 631.49603 12485.752 406.79877 11814.934 277.8393 C 11590.866 237.17868 11359.871 173.41217 11135.084 157.29501 C 10977.961 205.41943 10733.43 259.2509 10617.36 140.02429 C 10525.144 61.390507 10334.578 65.3431 10191.08 39.48504 C 10150.9 34.82751 10110.553 31.097555 10069.943 28.36196 z M 28339.24 9765.45 z" svg:height="97.6545mm" draw:style-name="style-19" svg:viewBox="0.0 0.0 28339.24 9765.45" svg:width="283.3924mm" svg:x="3.5635319mm" svg:y="46.446896mm"/>
            <draw:path svg:d="M 10086.668 28.598318 C 9587.119 -6.357339 9085.204 23.78132 8586.334 0.0 C 6265.7495 61.733265 4000.6455 425.53217 1745.3835 761.1247 C 1207.2268 846.9528 659.8279 914.9934 126.45989 1006.96893 C -14.220708 1025.5271 -57.06814 1164.4156 99.53082 1189.8771 C 509.7589 1236.3328 931.0809 1196.0027 1346.9316 1215.0435 C 1613.6974 1212.8225 1867.3395 1274.9594 2088.4993 1365.229 C 2458.6091 1469.8217 2876.6545 1465.568 3271.2507 1505.7701 C 4360.6484 1576.3379 5454.4253 1615.2118 6545.755 1671.1945 C 6898.8477 1686.4485 7250.155 1696.1248 7603.6265 1706.8002 C 7619.6597 1678.4408 7514.231 1549.4185 7608.9595 1584.0042 C 7846.1865 1658.9724 8100.9507 1780.7076 8378.902 1729.2084 C 8891.828 1717.6432 9403.892 1687.4757 9914.782 1681.3344 C 10846.078 1627.4131 11771.136 1510.9482 12654.669 1316.3883 C 12709.003 1244.931 12766.271 1137.1405 12924.075 1158.4266 C 13174.098 1157.4082 13399.895 1079.7328 13605.961 995.6667 C 13173.362 652.7398 12562.463 423.9965 11910.58 294.66733 C 11658.588 247.23492 11402.571 178.29674 11148.801 156.88832 C 10990.447 207.8071 10731.374 261.11948 10629.875 129.6688 C 10493.59 57.346786 10262.696 49.190483 10086.668 28.598318 z M 28339.06 9765.45 z" svg:height="97.6545mm" draw:style-name="style-20" svg:viewBox="0.0 0.0 28339.06 9765.45" svg:width="283.3906mm" svg:x="3.4171484mm" svg:y="46.3554mm"/>
            <draw:path svg:d="M 10101.36 28.230967 C 9602.642 -5.9014497 9098.928 22.472418 8599.269 0.0 C 6321.4473 59.555817 4096.8247 412.56717 1884.6271 741.4236 C 1302.8542 833.94714 711.88806 908.74744 134.24265 1007.54517 C -20.164305 1029.0929 -57.955116 1180.1427 109.232666 1207.258 C 528.8891 1255.0118 962.1079 1211.606 1385.5066 1233.5656 C 1643.5399 1233.2054 1883.1329 1295.6747 2096.6885 1381.9282 C 2467.8218 1487.4053 2887.5867 1483.0365 3283.4055 1523.387 C 4345.093 1592.4858 5408.5728 1629.6837 6471.581 1684.698 C 6858.766 1701.4911 7246.3667 1713.6901 7634.015 1725.0997 C 7611.238 1654.1718 7557.2607 1552.2058 7706.4272 1630.2136 C 7913.348 1703.2815 8149.524 1792.4266 8393.638 1746.7062 C 8914.915 1733.8424 9433.767 1705.8002 9955.753 1697.751 C 10880.803 1641.695 11798.949 1526.9181 12677.25 1332.3279 C 12731.58 1265.6016 12783.116 1153.9154 12937.866 1176.2012 C 13195.541 1174.7067 13428.698 1093.5312 13640.643 1006.338 C 13209.1875 662.56305 12605.015 431.44968 11953.622 300.02023 C 11691.431 249.81415 11423.659 180.06204 11161.016 155.55327 C 11009.051 205.30605 10753.539 261.69962 10655.279 133.54942 C 10522.06 58.81516 10308.724 53.690872 10133.395 30.725285 L 10107.129 28.680384 L 10101.36 28.230967 z M 28338.684 9765.45 z" svg:height="97.6545mm" draw:style-name="style-21" svg:viewBox="0.0 0.0 28338.686 9765.45" svg:width="283.38684mm" svg:x="3.2829127mm" svg:y="46.26915mm"/>
          </draw:g>
          <draw:g draw:id="g37627">
            <draw:path svg:d="M 13274.913 1112.8622 C 13274.913 1112.8624 12698.031 194.49292 10403.617 26.395351 C 10398.527 29.062138 10393.718 30.883125 10388.445 33.759647 C 10287.438 88.87155 10230.149 124.95341 10172.217 197.6575 C 10133.567 246.1633 10019.369 316.59283 9959.508 352.09634 C 10058.533 280.6652 10097.888 136.54468 10163.2295 12.040204 C 9796.574 -5.4617543 9389.573 -4.963965 8937.793 20.704283 C 6927.8267 134.90375 3306.65 1440.5939 1348.1339 2199.3013 C 1317.8386 2232.5857 1291.367 2264.9814 1279.0558 2295.0168 C 1238.804 2393.219 1227.5526 2321.1248 1224.0588 2247.8113 C 1178.009 2265.749 1129.1155 2284.6667 1085.1962 2301.877 C 1063.002 2323.4263 1038.8795 2343.3306 1015.7939 2363.5027 C 986.5886 2389.022 977.2126 2376.6328 978.10077 2343.4065 C 963.02783 2349.34 951.9299 2354.2097 937.148 2360.0403 C 904.327 2460.4573 859.419 2481.065 820.06616 2405.877 C 315.8197 2605.887 -9.094947E-13 2737.9663 -9.094947E-13 2737.9663 L 606.66516 3477.2053 C 606.66516 3477.2053 850.71716 3474.6665 1216.8297 3467.9841 C 1208.4012 3388.641 1210.9471 3348.8362 1277.1821 3466.8079 C 1312.1057 3466.141 1328.2869 3465.9211 1365.6057 3465.1633 C 1338.7037 3373.7188 1331.9587 3350.3562 1430.9675 3463.538 C 1457.9426 3462.972 1488.6978 3462.3325 1516.7827 3461.718 C 1515.2231 3455.3784 1514.8445 3450.9834 1513.003 3443.9058 C 1468.3082 3272.0981 1572.1177 3401.1633 1634.8788 3459.1892 C 1676.9663 3458.2153 1713.8113 3457.294 1757.9836 3456.2117 C 1748.3347 3404.4072 1720.9551 3341.343 1725.0476 3346.0261 C 1740.8247 3364.0815 1780.1553 3410.2576 1826.7542 3454.554 C 1865.7161 3453.573 1908.4331 3452.0518 1948.851 3450.9846 C 1951.5172 3437.808 1955.2625 3428.9858 1964.1327 3434.1938 C 1972.3472 3439.0168 1980.1427 3444.7612 1987.9495 3450.2112 C 3334.6006 3414.1099 5439.117 3329.6646 7265.247 3135.0266 C 7236.834 3077.601 7212.4004 3017.2717 7191.9844 2938.791 C 7178.941 2888.6519 7111.7944 2623.9395 7154.119 2711.1345 C 7224.576 2856.286 7265.508 2809.9502 7358.827 2916.7466 C 7464.033 3037.147 7542.0356 3031.5178 7637.0547 3092.981 C 7822.7397 3071.0906 8006.18 3048.8674 8183.0825 3024.4082 C 10046.202 2766.8025 11391.425 2238.8623 12230.035 1802.4557 C 12129.109 1690.5391 12023.791 1558.9552 12081.113 1558.4093 C 12162.663 1557.6329 12243.04 1582.1353 12324.59 1581.3585 C 12418.008 1580.4691 12469.677 1614.3184 12547.842 1628.3651 C 13027.228 1351.0847 13269.083 1140.3325 13274.913 1112.8622 z M 9958.116 353.31296 C 9950.863 358.4568 9943.324 363.4399 9935.392 367.76782 C 9905.105 384.29218 9925.4 372.6876 9958.116 353.31296 z M 27784.44 8314.325 z" svg:height="83.14325mm" draw:style-name="style-22" draw:transform="skewX(-2.8183830950993155E-17) rotate(0.1745491919892423) translate(12.19067mm,21.029665mm)" svg:viewBox="0.0 0.0 27784.441 8314.325" svg:width="277.84442mm"/>
            <draw:path svg:d="M 0.0 2611.7065 C 0.35325685 2616.455 0.71539557 2621.2017 1.0856087 2625.947 M 191.55121 2537.6672 C 199.69145 2660.6785 213.33887 2782.5334 232.88185 2903.5383 M 382.47018 2465.0574 C 397.47128 2722.4636 436.34366 2974.9866 502.60898 3225.2068 M 572.6015 2391.557 C 588.29535 2704.0286 638.7986 3009.5872 730.3902 3312.4385 M 762.02545 2318.6443 C 776.26917 2654.8367 830.39703 2983.3835 932.2125 3309.0137 M 950.73975 2246.741 C 963.24945 2606.3108 1020.94135 2957.5762 1133.34 3305.703 M 1138.7415 2176.6846 C 1149.3246 2558.9824 1210.5192 2932.4307 1333.7582 3302.4978 M 1325.9679 2107.5605 C 1334.3694 2511.153 1398.6892 2905.519 1532.37 3296.2258 M 1512.3975 2039.2694 C 1518.4073 2463.746 1585.7615 2878.7634 1730.0938 3289.7874 M 1698.0039 1971.2532 C 1701.379 2416.7576 1771.7849 2852.7078 1927.2975 3284.251 M 1882.781 1903.452 C 1883.27 2369.857 1956.6554 2826.7847 2123.6904 3278.8 M 2066.7197 1835.9856 C 2064.091 2322.795 2140.2808 2800.4172 2318.9128 3272.508 M 2249.7717 1772.2545 C 2244.1946 2278.125 2323.1858 2775.3657 2513.3062 3266.35 M 2431.9258 1708.9803 C 2423.2312 2233.7766 2504.9995 2750.7324 2706.9514 3260.5542 M 2613.1733 1646.0493 C 2601.1892 2189.421 2685.6228 2726.0002 2899.5544 3254.398 M 2793.4868 1584.1288 C 2778.1309 2145.679 2865.1975 2701.7637 3091.3208 3248.4287 M 2972.8977 1521.7017 C 2953.9092 2101.0728 3043.3706 2676.6096 3281.6636 3241.278 M 3151.3455 1460.4889 C 3128.7134 2056.4885 3220.293 2650.606 3470.2334 3232.2195 M 3328.8562 1399.3718 C 3302.3987 2011.9786 3396.055 2624.9849 3657.9956 3223.5938 M 3505.3005 1340.9637 C 3475.2297 1969.1937 3570.999 2600.4263 3844.8318 3215.1326 M 3680.6445 1285.106 C 3647.183 1927.9918 3745.0986 2576.7947 4030.6724 3206.699 M 3855.0403 1228.455 C 3817.913 1886.1517 3917.8699 2553.053 4215.538 3198.3555 M 4028.384 1172.8422 C 3987.6145 1844.6669 4089.5027 2529.3308 4399.0947 3189.4094 M 4200.718 1117.3522 C 4156.229 1802.3124 4259.674 2504.0977 4580.473 3178.086 M 4372.017 1062.2609 C 4323.731 1760.1238 4428.677 2479.1863 4760.8257 3166.8955 M 4542.223 1008.2483 C 4490.172 1718.6744 4596.6465 2455.046 4940.3003 3156.1533 M 4711.4697 953.3793 C 4655.384 1676.2139 4763.1406 2430.203 5118.294 3144.649 M 4879.576 899.9303 C 4819.567 1634.5892 4928.6045 2405.98 5295.192 3133.1953 M 5046.2393 851.2313 C 4983.017 1596.4513 5093.688 2384.1086 5471.433 3122.6663 M 5211.818 802.5947 C 5145.3037 1558.0189 5257.4595 2361.9673 5646.231 3111.5303 M 5376.276 754.3584 C 5306.5415 1518.6084 5419.6953 2337.6943 5818.1245 3097.0422 M 5539.628 706.2694 C 5466.5728 1479.4348 5580.7593 2314.1812 5989.25 3083.3655 M 5701.594 661.13995 C 5625.704 1442.1345 5741.024 2291.5142 6158.974 3069.3152 M 5862.3677 616.71277 C 5783.6997 1405.1726 5900.1147 2269.1028 6327.398 3055.1038 M 6021.8687 573.6716 C 5940.5845 1369.3745 6058.243 2247.8804 6495.0317 3041.685 M 6180.2573 530.3035 C 6096.226 1333.0634 6214.963 2226.3445 6661.169 3027.778 M 6337.379 488.03302 C 6250.7256 1297.5531 6370.607 2205.5574 6826.234 3014.175 M 6492.8887 449.87906 C 6404.4556 1264.4027 6525.5273 2184.8826 6988.9736 2998.6836 M 6647.1895 411.91745 C 6557.0522 1230.4186 6678.8994 2162.3445 7148.859 2980.4583 M 6800.211 374.7169 C 6708.471 1196.8936 6815.1597 1932.0518 7172.138 2706.5288 M 6952.0137 337.61908 C 6858.5996 1163.6592 6982.024 2118.564 7464.937 2944.5173 M 7102.2466 303.61578 C 7007.771 1132.6327 7132.1953 2097.937 7620.9834 2926.5828 M 7250.9214 272.4539 C 7155.936 1103.8303 7281.593 2078.4712 7775.7393 2908.7632 M 7398.2256 242.3776 C 7302.8955 1076.021 7429.902 2059.841 7929.3916 2891.3867 M 7544.353 211.59398 C 7448.498 1047.4568 7576.6475 2040.6404 8081.3105 2873.4238 M 7689.06 182.13176 C 7593.0483 1018.7717 7721.9253 2019.2153 8229.708 2851.9858 M 7831.992 156.99783 C 7736.76 993.1647 7866.57 1998.3602 8375.948 2829.3813 M 7973.4023 133.9231 C 7879.309 969.57983 8010.338 1979.043 8521.327 2807.763 M 8113.476 111.20162 C 8020.569 946.13306 8152.708 1959.4257 8664.871 2785.5615 M 8252.159 89.20381 C 8160.656 922.30676 8293.478 1937.6243 8805.051 2760.3567 M 8389.302 69.22179 C 8299.643 899.5851 8433.028 1915.0736 8942.636 2733.433 M 8524.383 56.19731 C 8437.961 882.8936 8572.633 1895.5128 9079.217 2707.3787 M 8658.156 43.1371 C 8574.886 866.22595 8710.741 1875.8729 9214.206 2681.2732 M 8790.646 29.646929 C 8710.422 848.58856 8847.035 1854.3865 9346.371 2653.171 M 8921.616 17.990866 C 8844.795 831.85266 8981.96 1831.8406 9475.752 2623.1655 M 9050.533 14.137743 C 8978.589 821.763 9116.978 1812.2759 9603.918 2593.791 M 9178.138 10.391807 C 9110.964 811.6417 9250.385 1792.2993 9730.199 2564.0002 M 9304.386 7.0669537 C 9241.936 801.7083 9382.21 1771.9476 9854.539 2533.7256 M 9429.307 3.5771797 C 9371.473 790.65826 9512.026 1749.0457 9975.482 2500.6377 M 9552.868 -4.5474735E-13 C 9499.467 779.7247 9640.24 1726.4926 10095.123 2468.128 M 9674.739 1.2267096 C 9626.509 772.61957 9767.693 1705.2838 10213.044 2435.5513 M 9795.218 2.9980404 C 9752.064 765.94965 9893.56 1684.2579 10329.368 2403.1401 M 9914.356 3.9869576 C 9876.017 757.2767 10017.05 1659.7242 10441.763 2367.0469 M 10032.036 5.8479147 C 9998.446 749.6308 10139.09 1636.3325 10553.154 2332.1226 M 10157.102 137.98091 C 10128.576 871.5817 10259.936 1613.9441 10662.931 2297.3892 M 10262.754 18.901663 C 10239.568 741.6601 10379.569 1592.7075 10771.179 2263.0278 M 10375.925 27.076834 C 10357.865 737.9386 10497.013 1569.3126 10876.25 2226.2346 M 10487.642 35.445995 C 10474.48 734.0925 10612.55 1545.6174 10979.3955 2189.1511 M 10597.882 43.017197 C 10589.24 729.7574 10726.145 1522.2563 11081.226 2152.887 M 10706.5625 56.20377 C 10702.983 729.5307 10838.745 1500.4688 11181.223 2116.5774 M 10813.747 69.198975 C 10814.905 728.2394 10949.036 1476.9435 11278.353 2078.3716 M 10919.389 81.043175 C 10924.832 725.855 11057.107 1452.9801 11373.653 2040.1548 M 11023.465 94.750755 C 11033.1455 725.139 11163.631 1430.601 11467.811 2003.2626 M 11126.005 111.7313 C 11140.015 726.7008 11268.617 1409.3127 11560.1875 1966.582 M 11227.004 130.88025 C 11245.228 728.7477 11371.449 1386.7338 11649.447 1927.5894 M 11326.398 150.57603 C 11348.552 731.34625 11472.36 1365.2214 11737.378 1889.755 M 11423.994 167.33757 C 11449.432 731.47766 11570.581 1342.619 11823.234 1851.7041 M 11520.167 190.5419 C 11549.187 736.3582 11667.661 1322.7039 11907.565 1814.6178 M 11614.654 214.30296 C 11646.834 739.88617 11761.872 1299.8201 11987.955 1773.5763 M 11707.311 237.15202 C 11742.206 743.00977 11853.817 1277.7914 12066.9795 1733.9219 M 11798.154 260.4579 C 11835.446 746.52356 11943.568 1256.6085 12144.312 1695.127 M 11887.556 289.17484 C 11927.25 753.90076 11973.429 1072.2694 12161.588 1491.7173 M 11975.065 317.79794 C 12016.742 761.16315 12090.707 1116.458 12266.764 1516.9551 M 12060.546 345.75467 C 12103.791 768.1687 12185.479 1143.0645 12350.136 1525.0518 M 12144.371 377.2559 C 12188.981 777.7438 12282.071 1186.2886 12435.405 1548.8956 M 12226.344 410.59183 C 12271.808 787.1923 12360.329 1168.9491 12501.632 1510.7684 M 12306.023 442.695 C 12351.843 795.7452 12435.691 1151.642 12565.544 1473.0342 M 12383.654 476.28146 C 12429.43 805.31476 12508.437 1135.3126 12627.11 1435.8466 M 12459.27 512.03467 C 12504.668 816.89716 12578.804 1121.2336 12686.783 1400.6593 M 12532.594 548.5865 C 12577.166 829.09644 12646.272 1107.9908 12743.891 1366.1124 M 12603.738 587.2725 C 12647.149 843.5543 12711.241 1097.4645 12799.049 1334.2471 M 12672.613 628.08484 C 12714.35 859.39984 12773.122 1087.9077 12851.174 1302.6356 M 12738.094 665.6976 C 12777.547 872.4017 12830.761 1076.199 12899.345 1269.1654 M 12801.425 707.8488 C 12838.067 888.85455 12885.41 1067.0698 12944.537 1237.0978 M 12861.188 748.3607 C 12894.675 904.98773 12936.287 1059.1108 12986.736 1207.182 M 12918.123 792.15125 C 12947.966 924.14374 12983.676 1054.0417 13025.683 1179.6841 M 12971.046 835.4597 C 12996.9375 944.02136 13026.868 1050.9498 13061.077 1155.0206 M 13019.212 877.5723 C 13040.845 963.8336 13065.074 1048.9282 13092.0205 1132.2294 M 13062.161 920.0185 C 13079.053 984.1687 13097.409 1047.5975 13117.279 1110.042 M 13095.767 952.8883 C 13108.532 999.5887 13122.086 1045.8737 13136.447 1091.6401" svg:height="33.124386mm" draw:style-name="style-23" draw:transform="skewX(-2.8183830950993155E-17) rotate(0.1745491919892423) translate(12.820729mm,21.870085mm)" svg:viewBox="0.0 0.0 13136.447 3312.4385" svg:width="131.36447mm"/>
            <draw:path svg:d="M 14878.329 76.5011 C 14878.329 76.5011 13835.751 -60.29832 12324.321 31.96914 C 10500.696 143.2949 8028.528 511.99997 6326.84 860.3528 C 3214.7861 1497.4219 0.0 2402.737 0.0 2402.737 C 0.0 2402.737 456.4993 2361.714 1207.7478 2238.5454 C 1675.9645 2161.7805 3424.8206 1606.7216 6514.2593 942.39197 C 8234.835 572.4113 10508.252 295.84512 12186.071 132.41924 C 13697.991 -14.84789 14796.714 58.97189 14878.329 76.5011 z" svg:height="24.027372mm" draw:style-name="style-24" draw:transform="skewX(-2.8183830950993155E-17) rotate(0.1745491919892423) translate(-1.9042518mm,33.97993mm)" svg:viewBox="0.0 0.0 14878.329 2402.737" svg:width="148.7833mm"/>
            <draw:path svg:d="M 10707.605 7.9024563 C 8154.357 250.58022 5624.321 711.3006 3132.2585 1318.5258 C 2084.1104 1566.8273 1040.6531 1834.5742 -4.5474735E-13 2112.5176 C 874.2836 2005.0802 1708.1337 1704.4546 2562.637 1503.4587 C 4529.7954 1001.95105 6510.782 536.09973 8526.379 275.79428 C 9282.71 171.2137 10040.574 81.81994 10800.382 -4.5474735E-13 C 10769.455 2.633883 10738.53 5.2685733 10707.605 7.9024563 z" svg:height="21.125175mm" draw:style-name="style-25" draw:transform="skewX(-2.8183830950993155E-17) rotate(0.1745491919892423) translate(5.491533mm,34.16034mm)" svg:viewBox="0.0 0.0 10800.382 2112.5176" svg:width="108.00382mm"/>
            <draw:path svg:d="M 1272.1344 251.0558 C 1245.0903 218.38298 1191.7283 215.83064 1177.9061 162.69759 C 1165.4658 114.87549 1120.5154 76.52229 1068.6451 55.674892 C 1040.9607 44.548717 1052.6129 154.79796 958.6543 24.090906 C 958.5445 23.9383 1004.38025 140.57805 945.09 50.193962 C 929.13007 25.864054 884.5289 97.22113 848.68884 91.9788 C 816.0479 87.20397 819.7953 -29.13501 697.61444 76.94984 C 625.8609 139.25021 641.01746 -73.5295 564.3425 27.839466 C 480.6473 138.4892 535.14496 543.36633 483.87952 350.7695 C 440.30338 187.06262 437.1422 182.33423 306.42386 216.33974 C 197.68213 244.62814 220.75363 317.36676 230.90321 356.38165 C 237.10277 380.21295 187.76428 382.81494 266.83408 377.13336 C 296.62027 374.99326 209.90279 422.1827 222.47429 441.347 C 262.5845 502.49313 -18.141253 485.5586 159.41452 472.80096 C 220.11615 468.43958 51.476585 531.63947 12.032534 571.33984 C -76.87273 660.8228 363.058 455.7752 152.45395 602.53265 C 147.75946 605.804 357.67032 549.1464 219.18033 585.1742 C 210.7054 587.3789 250.76633 624.8189 282.97812 673.92444 C 288.59995 682.4946 309.62015 672.01 322.94055 671.05273 C 339.44955 669.86664 379.73373 683.12604 397.00095 681.88544 C 43.203514 1274.4982 458.22943 611.43994 324.78192 873.74225 C 319.67563 903.65967 456.10587 726.97107 429.27246 884.1833 C 380.85568 1167.855 402.08502 1006.66046 426.70883 952.573 C 449.90146 901.62933 651.7758 817.4501 606.3551 860.6903 C 604.18304 862.7582 638.30164 773.8933 628.7217 907.5451 C 627.20245 928.73083 619.43524 950.09296 614.79205 971.36707 C 607.59045 1004.3621 617.21924 824.2084 636.4203 898.01764 C 643.1802 924.00244 789.50964 1290.884 735.4186 1082.9572 C 715.82355 1007.63385 845.9747 921.1025 865.5693 996.4257 C 868.14667 1006.33307 924.20105 904.5838 933.02563 903.6294 C 959.7908 900.7359 1012.44824 1091.5624 972.6235 938.47705 C 964.96606 909.0409 1024.1981 980.2417 1049.9851 1001.12427 C 1069.4009 1016.8468 1115.4001 969.43933 1117.0769 946.0469 C 1118.3704 927.99524 1164.7904 940.51746 1187.4698 942.78357 C 1190.1744 943.05444 1098.0421 856.35516 1252.3629 918.3774 C 1269.3204 925.1934 1335.4764 892.0135 1361.2509 867.4765 C 1409.634 821.4166 1523.0457 870.7797 1455.1053 797.91235 C 1450.163 792.61145 1444.8402 810.61584 1439.7081 816.9676 C 1432.4823 825.90924 1353.2697 724.03723 1430.9058 744.00977 C 1480.0037 756.64105 1471.6842 672.5744 1431.6357 668.57227 C 1048.74 630.3115 1537.7076 543.15643 1341.0748 594.30963 C 1202.6235 630.3269 1560.2208 521.12775 1406.3329 532.18445 C 1388.9344 533.4348 1372.115 526.03656 1355.0044 530.4876 C 1322.6005 538.9177 1287.7839 544.36475 1256.0142 541.1899 C 1249.1537 540.50476 1294.1982 508.6826 1212.3844 529.966 C 1209.207 530.7924 1213.7284 522.0918 1210.551 522.9182 C 1101.2513 551.352 1046.6322 613.9709 1096.1628 552.67535 C 1104.2784 542.6324 1061.649 539.487 1069.7646 529.4436 C 1092.1685 501.71838 997.3559 450.4586 1112.6561 420.46445 C 1290.4618 374.2088 1300.3182 330.27536 1179.3821 403.10562 C 1040.3959 486.8057 1428.3558 293.18784 1187.446 355.85922 C 958.9074 415.31216 1076.8323 408.40366 1209.0746 282.5094 C 1294.8768 200.82672 1206.8933 181.0843 1272.1344 251.0558 z" svg:height="11.464779mm" draw:style-name="style-26" draw:transform="skewX(-2.8183830950993155E-17) rotate(0.1745491919892423) translate(9.209981mm,47.422436mm)" svg:viewBox="0.0 0.0 1476.2372 1146.4779" svg:width="14.762371mm"/>
            <draw:path svg:d="M 1036.934 510.8764 C 1048.6973 504.16696 1085.708 418.39862 1026.052 400.0797 C 950.8378 339.4766 979.2659 391.4954 907.39655 407.02536 C 944.6387 357.0163 1078.6099 311.75662 1004.9568 229.53499 C 937.4528 252.89153 953.84033 195.17784 888.69006 190.61739 C 945.7477 124.513145 928.6315 87.20841 832.5355 106.12158 C 830.7156 -10.126158 756.8542 109.77204 681.145 66.05136 C 609.1129 11.152419 624.66187 -6.2924128 647.21783 83.42069 C 556.2689 110.749855 634.31604 36.674114 585.68896 24.245127 C 581.1632 37.247807 512.2721 -36.616787 459.35098 24.646427 C 389.67743 36.2494 365.68744 78.780716 328.7368 123.55471 C 313.31903 184.52321 183.95436 176.47864 121.14651 147.4385 C 277.88596 278.06036 -68.00457 296.42447 146.60321 329.84378 C 142.38431 357.57263 47.609333 350.10297 66.017044 417.44623 C -59.149326 413.63065 17.924051 602.7022 97.911896 523.6312 C 118.45974 582.81244 221.15695 545.804 224.09969 591.6164 C 170.38809 646.03973 103.43724 734.97327 206.5188 767.05865 C 269.09775 750.0902 247.68634 843.57697 322.44678 831.73254 C 393.28427 847.97144 377.0179 689.61914 408.26962 767.54315 C 463.45926 787.02356 475.24472 798.48804 473.70773 858.16705 C 492.74365 952.43134 643.82776 891.65985 594.85547 818.1077 C 678.92896 805.4587 494.30927 713.96844 530.65436 646.85406 C 505.28528 557.1801 377.03043 619.5544 342.76086 627.38617 C 315.05826 583.58636 387.4852 468.21954 301.46576 481.7842 C 337.64853 431.566 271.8374 378.13663 260.81296 466.7294 C 223.02457 415.27866 277.87668 340.39386 287.82602 334.11356 C 307.8567 377.4733 347.66367 305.96524 326.5466 377.8645 C 323.20053 428.20865 411.12073 452.3444 423.35593 372.32947 C 414.54065 325.245 310.44818 307.81348 375.4765 293.37073 C 420.63522 334.485 533.9875 203.71817 455.35938 216.20288 C 419.18182 173.47374 524.69055 233.0187 529.96643 174.58154 C 557.4147 162.35483 616.3904 56.12666 611.3128 145.73076 C 693.1719 238.29092 669.7112 204.5446 735.27527 211.73166 C 682.2233 294.48862 857.1614 193.90248 782.2382 257.60983 C 730.5852 300.95627 671.2958 306.00842 696.0242 385.9765 C 739.49335 422.735 647.6268 452.30927 710.5691 481.2965 C 737.6548 524.6264 809.4608 542.5827 844.4203 532.7646 C 900.4529 473.10376 850.84515 575.70935 901.0375 602.6158 C 903.78766 581.0344 1003.82837 536.0259 1036.934 510.8764 z M 887.0635 588.30994 L 883.2709 590.1509 L 887.0635 588.30994 z M 1066.0065 573.3694 C 1079.299 525.8214 1111.0033 519.9799 1066.0065 573.3694 z M 991.0558 557.8394 C 973.34894 554.5846 1000.82385 535.9314 991.0558 557.8394 z M 981.42096 556.92816 C 957.3426 557.18616 924.9443 562.9582 981.42096 556.92816 z M 1020.38055 709.9728 L 1027.1982 709.9078 L 1020.38055 709.9728 z M 1008.9371 708.67804 C 1011.03357 709.479 1018.61066 709.36884 1008.9371 708.67804 z M 950.571 602.54474 C 876.31757 647.2529 958.6398 550.59015 950.571 602.54474 z M 902.5918 618.4437 C 904.1397 612.7581 913.67725 630.35876 902.5918 618.4437 z M 889.275 609.9474 C 860.2155 587.1157 886.3614 640.6614 858.84125 657.1643 C 733.5215 719.21155 847.02875 595.2309 678.6629 647.6502 C 678.54504 697.96124 623.26056 636.8833 631.2361 721.5007 C 611.4884 745.0086 608.4451 720.6783 617.07916 772.1726 C 649.47217 774.618 686.6437 833.41364 735.46704 800.3238 C 836.5239 831.11487 853.5719 806.61176 831.1326 737.84576 C 858.5163 723.6557 846.90967 683.78937 814.1472 702.1107 C 814.3475 689.37286 889.1192 681.58344 851.08575 706.1709 C 967.6335 873.2889 958.9591 783.7865 889.275 609.9474 z M 885.3525 598.15265 C 858.55505 579.97626 898.72174 621.0554 885.3525 598.15265 z M 792.8929 344.54413 C 656.2919 384.3701 813.9417 215.85728 792.8929 344.54413 z M 862.1716 669.9675 C 852.7903 674.1687 866.17487 658.4586 862.1716 669.9675 z M 838.73346 609.4258 C 840.4933 612.2797 840.8316 604.9021 838.73346 609.4258 z M 855.211 676.05005 C 848.5233 680.3145 858.2571 668.3886 855.211 676.05005 z M 855.035 678.65845 C 852.26666 693.1622 841.717 674.9874 855.035 678.65845 z M 736.48236 380.5775 C 647.2739 346.918 748.7305 292.76434 736.48236 380.5775 z M 810.49756 697.9342 C 806.44904 696.84937 812.04865 694.9479 810.49756 697.9342 z M 808.8972 698.3504 C 806.3618 699.7784 809.4039 693.86346 808.8972 698.3504 z M 623.0764 33.314342 C 618.03314 39.01974 628.4843 30.703873 623.0764 33.314342 z M 496.63147 190.94238 C 502.1334 186.75337 504.98975 203.81425 496.63147 190.94238 z M 393.11472 187.11551 C 372.02185 248.18251 359.1964 225.63625 334.28473 200.71126 C 249.49945 225.48526 416.04047 151.40144 393.11472 187.11551 z M 363.0455 209.46153 C 368.40045 214.51208 369.023 203.98181 363.0455 209.46153 z M 341.3107 201.44643 C 331.09976 200.91998 348.0036 206.86075 341.3107 201.44643 z M 321.2869 183.58818 C 319.21783 179.97165 332.78693 184.0028 321.2869 183.58818 z M 442.1714 684.3962 C 323.80652 854.6991 454.72836 504.11447 442.1714 684.3962 z M 278.63608 190.4119 C 239.9926 169.8584 315.42606 189.08002 278.63608 190.4119 z M 386.62045 684.3235 C 387.1715 692.77704 381.40393 679.3533 386.62045 684.3235 z M 250.7728 191.68 C 241.16866 185.32097 259.44635 191.86691 250.7728 191.68 z M 185.51273 351.3323 C 147.98676 294.2383 187.89308 319.76163 185.51273 351.3323 z M 267.09973 684.6598 C 139.59822 771.8928 273.9194 533.50946 267.09973 684.6598 z" svg:height="9.063401mm" draw:style-name="style-27" draw:transform="skewX(-2.8183830950993155E-17) rotate(0.1745491919892423) translate(11.389271mm,47.83989mm)" svg:viewBox="0.0 0.0 1089.2986 906.3401" svg:width="10.892985mm"/>
            <draw:path svg:d="M 1025.9753 620.4785 C 886.7417 614.0242 900.1961 550.8114 922.77954 502.94046 C 847.3941 492.25595 718.96326 627.5977 727.0268 479.53668 C 695.6907 454.7437 738.895 338.74142 653.178 376.1483 C 590.9357 369.60516 753.9785 255.89522 808.4224 224.27206 C 851.1665 218.23117 668.5715 211.9751 800.3839 75.144394 C 750.5795 47.26173 704.1285 185.82037 660.1882 124.0856 C 609.018 185.97256 502.9138 161.35965 478.3982 0.0 C 466.98898 37.79283 475.6585 262.3794 371.57574 49.147514 C 356.02435 -14.787129 414.11554 264.44485 302.425 83.78566 C 257.3983 192.58392 344.88525 309.73074 239.64984 389.32175 C 139.92645 369.80136 182.41093 214.87059 114.3886 186.96411 C 68.30736 175.01797 -41.14655 240.8061 55.693867 256.91098 C 99.246605 328.956 -5.918566 379.6877 0.2632268 437.92746 C 203.76904 415.50555 -15.494854 528.01764 85.979485 530.96564 C 206.31613 535.0162 245.29913 558.6024 148.25484 668.54645 C 218.27074 660.33997 201.10004 779.5091 266.03754 717.3597 C 338.09265 657.56195 419.18427 696.6435 412.9193 789.3595 C 422.69986 886.3997 454.34683 847.4781 508.24496 817.52997 C 586.34015 841.874 609.9094 702.7219 687.0712 769.30096 C 736.2345 792.2215 757.90753 822.1191 793.10645 747.9267 C 829.4527 673.88525 915.1439 756.99146 972.52295 756.5546 C 1014.12933 732.96155 932.14874 703.2787 894.1972 649.86383 C 888.71954 635.64514 1064.3136 613.61 1025.9753 620.4785 z M 759.8232 385.57077 C 759.7049 411.19418 795.3681 361.7463 759.8232 385.57077 z" svg:height="8.511494mm" draw:style-name="style-28" draw:transform="skewX(-2.8183830950993155E-17) rotate(0.1745491919892423) translate(12.289534mm,47.653175mm)" svg:viewBox="0.0 0.0 1031.455 851.14935" svg:width="10.314549mm"/>
            <draw:path svg:d="M 945.1001 17.265984 C 931.6473 21.948755 954.267 22.377508 945.1001 17.265984 z M 933.5593 5.7445617 C 904.7747 -25.616976 805.83575 84.22047 905.4817 29.280754 L 931.28357 23.422342 C 939.13715 21.657673 946.6944 8.47332 933.5593 5.7445617 z M 978.0515 360.68332 C 965.16797 373.9997 992.0054 368.51028 978.0515 360.68332 z M 831.9776 226.10658 C 846.2928 375.3033 949.5136 178.4803 831.9776 226.10658 z M 845.0675 568.71 C 869.2472 584.1225 845.1135 521.0563 845.0675 568.71 z M 314.66302 66.78936 C 176.76164 130.464 399.11038 163.81873 314.66302 66.78936 z M 277.11163 145.75983 C 342.863 187.64519 333.18176 88.04856 277.11163 145.75983 z M 0.94309485 164.63425 C -10.94531 234.67801 95.26873 150.2585 0.94309485 164.63425 z" svg:height="5.712018mm" draw:style-name="style-29" draw:transform="skewX(-2.8183830950993155E-17) rotate(0.1745491919892423) translate(11.564352mm,50.703255mm)" svg:viewBox="0.0 0.0 982.1956 571.2018" svg:width="9.821957mm"/>
            <draw:path svg:d="M 887.5027 172.73694 C 829.6982 79.80738 766.5189 206.34923 701.74817 230.4579 C 731.0043 258.85693 852.19476 174.43137 789.5666 249.47523 C 824.46027 239.10039 872.5056 204.81711 887.5027 172.73694 z M 701.5725 233.06635 C 699.8103 232.35136 701.4304 235.93681 701.5725 233.06635 z M 914.8621 350.15747 C 870.5541 369.73114 934.389 393.91046 914.8621 350.15747 z M 889.92505 448.05927 C 883.067 455.56567 898.2918 452.1409 889.92505 448.05927 z M 770.1831 467.249 C 781.2798 561.51245 828.403 430.03912 770.1831 467.249 z M 660.50635 6.242351 C 642.3408 -18.517118 671.1912 40.729504 660.50635 6.242351 z M 777.57 653.28253 C 788.7721 660.72675 777.53204 630.84607 777.57 653.28253 z M 660.6202 607.67 C 626.0232 557.3081 650.94617 672.94745 660.6202 607.67 z M 493.64597 721.1636 C 473.49457 670.03375 483.32925 740.33954 493.64597 721.1636 z M 412.8628 535.428 C 388.54175 534.1958 398.51733 541.879 412.8628 535.428 z M 413.5257 583.95294 C 378.62634 614.76544 443.65103 608.87067 413.5257 583.95294 z M 284.67575 594.40533 C 257.10678 607.46735 259.26346 679.2265 280.64862 634.75287 C 283.02615 625.5258 287.69843 596.2426 284.67575 594.40533 z M 235.30661 506.43588 C 172.27751 513.9019 246.5862 587.89325 235.30661 506.43588 z M 205.62132 526.97363 C 179.54976 545.1952 155.32602 616.96814 192.3752 568.01074 C 195.37001 554.216 201.48116 540.66705 205.62132 526.97363 z M 167.49663 272.04572 C 80.682655 311.54752 222.56352 315.60974 167.49663 272.04572 z M 144.40736 311.3715 C 163.52885 346.28497 171.42203 283.48923 144.40736 311.3715 z M 156.30545 360.39102 C 134.1944 326.4525 74.22148 401.26788 137.61433 377.2141 C 145.54948 372.50186 167.6993 372.7998 156.30545 360.39102 z M 84.86884 292.6864 C 78.96966 263.11053 76.430244 317.06638 84.86884 292.6864 z M 1.3298606 322.96194 C -10.437831 369.32376 61.41219 307.13806 1.3298606 322.96194 z" svg:height="7.2457223mm" draw:style-name="style-30" draw:transform="skewX(-2.8183830950993155E-17) rotate(0.1745491919892423) translate(12.057703mm,48.964237mm)" svg:viewBox="0.0 0.0 918.6872 724.5722" svg:width="9.1868725mm"/>
            <draw:path svg:d="M 946.0965 236.36476 C 902.5559 258.97076 968.1531 262.82632 947.46796 238.76852 L 946.0965 236.36476 z M 928.5649 255.84032 C 890.921 298.217 861.79083 333.45547 821.9399 344.59338 C 804.1943 371.65527 751.299 337.76562 778.70685 327.8183 C 737.115 352.2544 663.9896 348.36655 699.3666 294.53104 C 742.89954 266.6847 798.6471 240.83032 821.45337 193.31143 C 866.21484 179.7282 891.194 237.41646 928.5649 255.84032 z M 847.6404 191.47086 L 847.3275 192.00458 L 847.6404 191.47086 z M 982.4848 414.46353 C 994.06195 442.91867 949.83215 436.8035 945.20184 443.14517 C 953.5044 497.5326 880.0714 484.1908 868.6299 445.89008 C 841.72546 439.4507 921.6645 422.0632 921.65155 409.95032 C 924.29553 426.48718 971.89514 370.41827 982.4848 414.46353 z M 889.9674 458.41757 C 893.9013 447.73145 879.6204 432.61005 889.9674 458.41757 z M 982.1715 414.99686 C 983.461 414.191 981.38666 414.36703 982.1715 414.99686 z M 981.76373 528.09393 C 992.43774 536.8418 983.4622 536.85754 991.42725 551.34186 C 970.229 548.0782 986.4348 554.84174 967.64276 538.09454 C 957.9639 532.589 972.4729 554.2523 944.0024 528.878 C 992.98236 516.11066 965.97375 504.11124 988.50916 512.3282 C 984.5813 515.8273 982.65356 522.2751 981.76373 528.09393 z M 1009.47723 608.5654 C 1002.5619 654.7799 933.99414 624.9178 942.24255 600.294 C 974.10754 596.46265 992.2121 583.288 1009.47723 608.5654 z M 922.35767 562.0785 C 940.99304 553.5135 962.119 567.402 922.35767 562.0785 z M 849.936 198.55739 C 850.79266 204.13118 857.6697 191.00375 849.936 198.55739 z M 844.9492 198.49846 C 832.3329 210.72598 860.1372 195.37688 844.9492 198.49846 z M 835.2885 197.84805 C 818.9426 204.1005 862.31854 199.91673 835.2885 197.84805 z M 772.3599 162.69476 C 806.77325 150.20966 811.5436 149.65776 772.3599 162.69476 z M 771.69946 160.15454 C 823.66296 132.5016 780.304 155.49437 771.69946 160.15454 z M 769.8613 156.56544 C 788.35785 140.63377 806.04816 138.5651 769.8613 156.56544 z M 872.87225 512.58093 C 875.9712 490.61844 890.89197 475.13934 872.87225 512.58093 z M 767.91376 152.55205 C 787.357 136.2223 809.2896 125.6904 767.91376 152.55205 z M 903.5107 621.66907 C 924.3985 642.6376 932.44867 655.9374 903.5107 621.66907 z M 765.009 148.33638 C 786.6788 129.5076 802.09 121.18365 765.009 148.33638 z M 856.69507 406.96198 C 868.09296 439.86774 826.1228 434.37027 803.12317 440.7846 C 773.4851 383.57153 835.17914 416.66907 829.703 402.2328 C 833.70996 384.62766 855.06647 410.7856 856.69507 406.96198 z M 762.2144 144.54341 C 778.35364 125.41223 793.3192 120.46099 762.2144 144.54341 z M 900.56476 624.2436 C 922.9289 650.859 926.62256 657.7796 900.56476 624.2436 z M 759.10657 141.28416 C 770.6288 124.262436 799.1849 102.62778 759.10657 141.28416 z M 896.3487 627.14795 C 912.8464 639.34564 917.20496 660.18054 896.3487 627.14795 z M 755.3556 137.28853 C 772.758 114.60177 780.2067 110.95212 755.3556 137.28853 z M 751.1811 133.40271 C 767.399 110.12207 774.8493 106.08 751.1811 133.40271 z M 893.6058 628.7657 C 913.04095 659.0671 913.4826 661.3013 893.6058 628.7657 z M 746.16003 129.73772 C 768.4588 100.519135 769.74786 99.98541 746.16003 129.73772 z M 742.62866 126.58828 C 750.59973 105.5265 767.8605 93.95502 742.62866 126.58828 z M 883.4804 635.0153 C 899.1788 657.8357 906.5209 675.3597 883.4804 635.0153 z M 737.7178 123.346794 C 751.3022 97.25545 761.1288 85.29114 737.7178 123.346794 z M 740.7291 105.38843 C 726.02234 143.17601 712.8069 91.64774 721.9318 92.200035 C 718.57324 75.33656 739.54706 118.177536 745.9436 95.896515 L 740.7291 105.38843 z M 873.1351 640.41833 C 886.96094 655.79285 888.4466 675.80054 873.1351 640.41833 z M 864.57574 644.001 C 877.73785 663.58673 877.91956 682.10706 864.57574 644.001 z M 860.52155 652.73914 C 869.361 663.7236 845.7857 691.6874 856.2195 646.62634 C 858.8998 645.5464 865.73804 648.2804 860.52155 652.73914 z M 795.19006 443.3006 C 777.3451 399.30215 787.1479 417.91415 795.19006 443.3006 z M 785.89435 447.52637 C 764.3166 401.94937 778.3867 424.3624 785.89435 447.52637 z M 687.69135 83.93262 C 702.57416 115.93728 671.64545 147.75906 650.90784 109.32068 C 636.13727 71.783806 629.85455 116.78025 619.41064 99.43555 C 615.3181 81.291466 632.0439 81.63947 677.8204 55.333748 C 682.35535 64.2007 684.0869 74.48915 687.69135 83.93262 z M 769.10596 455.96173 C 750.23883 419.0155 756.2155 424.8081 769.10596 455.96173 z M 807.6275 690.90497 C 784.64075 747.7232 732.8404 635.1776 789.1911 659.99603 C 812.3704 659.97864 815.297 665.44305 807.6275 690.90497 z M 756.7541 462.33853 C 738.05084 428.04718 740.6658 431.2842 756.7541 462.33853 z M 744.81964 423.41083 C 744.4454 466.35797 681.5907 429.9156 723.5576 407.6996 C 724.7563 414.20032 747.112 421.91827 744.81964 423.41083 z M 796.2401 631.49646 C 800.5026 682.76794 794.50494 653.6204 796.2401 631.49646 z M 721.99884 399.9699 C 734.19006 397.9739 723.96173 412.65646 700.0452 400.70953 C 718.3383 376.68887 722.8935 398.16406 721.99884 399.9699 z M 694.8449 389.40732 C 727.051 374.17813 730.0939 373.6981 694.8449 389.40732 z M 631.91394 86.69165 C 632.8461 87.06994 631.989 85.173256 631.91394 86.69165 z M 628.8989 82.05248 C 622.8176 95.31314 637.3335 84.67708 628.8989 82.05248 z M 614.16187 105.32101 C 607.4076 91.17983 606.35266 44.887035 614.16187 105.32101 z M 747.6162 694.76575 C 757.0819 711.40155 713.7653 676.694 747.6162 694.76575 z M 727.88916 695.3778 C 748.71594 699.7756 760.2237 724.33356 727.88916 695.3778 z M 723.5802 699.6629 C 745.57904 715.2841 750.63 726.0135 723.5802 699.6629 z M 730.6938 711.37085 C 724.87177 720.0065 733.4775 730.96716 718.8684 728.458 C 717.1308 731.7067 706.86816 717.6072 722.53094 700.8398 C 730.19037 705.2678 754.6095 738.2923 730.6938 711.37085 z M 697.31085 715.0839 C 723.56934 686.59204 724.5843 688.57025 697.31085 715.0839 z M 502.97192 60.123913 C 525.0983 37.424232 534.3936 31.261414 502.97192 60.123913 z M 670.8033 727.8552 C 621.96497 751.91547 622.2121 653.947 659.20996 646.8056 C 640.17285 655.0464 695.8978 666.81287 690.30707 703.79865 C 706.9162 721.14984 679.92615 720.3666 670.8033 727.8552 z M 487.8469 31.517374 C 482.0232 77.37899 484.5501 41.352448 476.51038 33.110867 C 451.27652 24.983938 465.89328 2.390035 467.43875 5.18904 C 462.10236 -3.3117325 476.1862 -0.6499926 475.84665 7.9735117 C 480.8383 3.2523854 490.75854 7.2601347 487.82993 29.713947 C 507.5909 10.145536 498.30167 20.236975 487.8469 31.517374 z M 492.77835 59.160225 C 453.02264 67.670685 458.57947 64.7429 492.77835 59.160225 z M 496.53943 75.356346 C 458.52618 84.371056 460.98566 82.917656 496.53943 75.356346 z M 501.07162 94.515785 C 463.29776 104.09853 465.55176 102.65563 501.07162 94.515785 z M 449.6576 120.99794 C 482.59164 107.26492 485.06686 107.15794 449.6576 120.99794 z M 448.02295 116.45162 C 466.54166 103.78807 481.71558 102.76988 448.02295 116.45162 z M 439.90125 99.12993 C 463.0418 85.27015 482.31912 78.41939 439.90125 99.12993 z M 435.47202 90.791046 C 451.50262 77.15331 482.53635 63.92253 435.47202 90.791046 z M 430.08597 82.24869 C 449.20544 65.66782 471.47958 54.507732 430.08597 82.24869 z M 428.46826 79.5058 C 439.91013 61.592247 463.03937 54.40438 428.46826 79.5058 z M 422.98975 72.34377 C 386.52112 54.403976 421.8884 70.65984 400.2618 47.522938 C 416.34003 62.358917 421.3902 27.665058 423.77457 54.51298 C 439.7672 45.874943 413.3319 72.78625 442.10477 52.004654 L 432.5188 62.203888 L 422.98975 72.34377 z M 615.12555 718.8373 C 585.54724 752.77704 548.64703 687.3587 591.9059 686.91296 C 603.9808 693.67694 610.9095 706.14026 615.12555 718.8373 z M 413.25317 74.876724 C 387.71573 62.49174 378.1148 46.54593 413.25317 74.876724 z M 409.18164 81.81146 C 360.0297 58.732685 399.63242 66.74051 409.18164 81.81146 z M 404.51865 93.41968 C 365.22116 77.377785 375.63596 78.34429 404.51865 93.41968 z M 400.88757 102.04803 C 360.61993 89.34411 373.38037 88.85641 400.88757 102.04803 z M 398.43295 111.72525 C 359.79877 101.3403 366.1509 102.009674 398.43295 111.72525 z M 395.57336 123.31651 C 351.45624 113.24163 366.81665 113.683304 395.57336 123.31651 z M 391.02988 147.54872 C 349.34396 140.91354 360.18954 138.9224 391.02988 147.54872 z M 387.24014 172.94041 C 348.97253 168.17488 352.2855 167.80386 387.24014 172.94041 z M 384.3144 199.91551 C 342.9046 196.10559 351.01093 195.01999 384.3144 199.91551 z M 492.9011 718.0916 C 519.3259 737.1877 525.5376 744.5318 492.9011 718.0916 z M 507.52957 828.1814 C 465.57233 844.70935 464.36237 769.52905 478.6804 739.87 C 461.64694 734.99426 506.76086 720.5907 506.88684 771.8529 C 511.92447 794.6212 545.65826 814.4585 507.52957 828.1814 z M 453.16998 612.2728 C 459.00702 667.7951 432.5729 629.61835 404.70395 647.03046 C 419.65176 652.1073 472.499 649.5578 449.4933 660.68555 C 459.08856 683.94604 453.02667 654.8029 444.70596 692.6644 C 444.4282 736.49976 366.7246 703.62305 399.36353 666.0434 C 388.08313 645.9457 372.56607 608.2348 409.43802 598.7913 C 424.17548 598.3965 441.0793 606.4124 453.16998 612.2728 z M 335.76154 348.5874 C 309.7461 342.6777 362.9264 305.0379 335.76154 348.5874 z M 301.5154 295.1253 C 335.3437 285.2127 339.4338 284.95676 301.5154 295.1253 z M 291.84143 259.67728 C 314.81564 249.75784 339.79312 245.45537 291.84143 259.67728 z M 282.8804 232.17856 C 317.29367 219.69345 322.06406 219.14157 282.8804 232.17856 z M 281.99908 228.79214 C 301.58527 215.62999 320.1056 215.44873 281.99908 228.79214 z M 280.80487 225.93904 C 296.19556 211.2601 315.89035 210.34567 280.80487 225.93904 z M 278.41687 220.23283 C 258.93564 213.24521 271.45105 165.78485 268.4328 207.91527 C 292.3679 168.26895 275.2868 219.73666 300.74954 203.57607 L 289.52972 211.94441 L 278.41687 220.23283 z M 266.88412 212.3861 C 253.49428 202.88974 267.03876 177.43626 265.74442 198.45605 L 266.88412 212.3861 z M 255.4374 213.55566 C 243.5062 200.16179 251.56328 171.57584 255.4374 213.55566 z M 230.2415 219.20657 C 221.14969 189.27461 219.56104 173.98686 230.2415 219.20657 z M 320.99258 635.81104 C 306.40933 682.58307 326.916 790.9582 246.69035 742.82324 C 252.82208 694.7771 276.61383 654.10815 320.99258 635.81104 z M 207.80545 225.04318 C 195.3474 182.41577 202.77872 196.55453 207.80545 225.04318 z M 203.25914 226.67786 C 187.58302 185.25314 196.72652 196.68413 203.25914 226.67786 z M 264.23248 513.18005 C 258.7338 470.98343 275.28397 479.0942 264.23248 513.18005 z M 199.55983 228.09209 C 182.37662 188.62663 188.51077 199.0891 199.55983 228.09209 z M 196.81654 229.70981 C 179.47668 201.01848 179.91553 192.05908 196.81654 229.70981 z M 192.80396 231.65736 C 173.33122 197.32564 175.78142 200.04189 192.80396 231.65736 z M 188.90117 234.02882 C 164.6944 195.99496 176.89447 206.33026 188.90117 234.02882 z M 184.17802 306.21594 C 193.9913 271.5766 220.64221 281.99667 184.17802 306.21594 z M 186.58138 235.53592 C 156.7552 209.82083 178.71243 218.51419 186.58138 235.53592 z M 184.05852 238.00024 C 130.06593 214.09464 195.7164 235.69176 184.05852 238.00024 z M 179.76695 244.08836 C 153.4366 269.09088 156.18231 231.45227 167.34645 243.25186 C 157.11128 238.62036 148.95125 227.33511 179.76695 244.08836 z M 262.1081 579.7191 C 273.73932 597.85913 256.61343 675.503 223.58534 645.3324 C 211.86812 691.17065 177.51419 711.1412 150.05544 666.7204 C 180.7908 636.5272 217.76367 540.4898 262.1081 579.7191 z M 229.58626 506.82587 C 236.16168 468.80212 238.21825 469.30798 229.58626 506.82587 z M 177.91508 261.29257 C 128.6961 265.4166 153.07932 256.07367 177.91508 261.29257 z M 178.2627 264.36612 C 133.282 271.40744 151.33524 265.6124 178.2627 264.36612 z M 180.70238 275.4826 C 173.07486 259.3317 177.59413 316.55527 196.34015 335.5932 C 184.51028 315.27023 131.35542 320.61105 153.6857 279.34662 C 161.33301 282.00232 176.56989 269.64722 180.70238 275.4826 z M 180.56027 349.6415 C 176.41849 362.31476 153.8601 364.4036 156.98856 347.63824 C 140.96039 353.39572 161.832 324.01 178.68822 342.44516 C 178.89088 344.27966 180.51707 348.5543 180.56027 349.6415 z M 201.84047 500.93716 C 203.1239 523.6207 175.15242 493.91727 206.73155 479.7785 C 224.7307 490.7226 210.5653 495.2907 201.84047 500.93716 z M 187.40013 466.27682 C 115.1476 505.98087 68.77406 477.8265 114.150406 427.93292 C 164.62697 416.28876 124.71905 385.52554 95.699905 417.81766 C 70.385315 436.67834 50.08859 435.05658 23.130047 462.00626 C -5.1086993 451.98303 -4.1296735 449.39075 8.249658 425.65268 C 42.419888 418.6554 69.73532 408.67657 107.08527 399.03732 C 54.612297 426.6737 54.82223 331.76187 105.97786 349.60922 C 115.0495 375.92706 116.31597 397.43494 151.19595 396.60126 C 125.75984 427.4961 185.0327 405.07822 188.47403 456.50595 C 189.3392 460.95334 198.94496 462.97116 187.40013 466.27682 z" svg:height="8.305279mm" draw:style-name="style-31" draw:transform="skewX(-2.8183830950993155E-17) rotate(0.1745491919892423) translate(11.825255mm,48.14276mm)" svg:viewBox="0.0 0.0 1009.47705 830.52783" svg:width="10.09477mm"/>
            <draw:path svg:d="M 985.6484 248.76306 C 968.2689 210.56651 926.0081 270.1862 902.436 208.04324 C 869.0038 170.1729 815.35315 198.87714 790.8585 242.19572 C 745.5855 262.7831 640.70337 330.02182 717.9285 375.6501 C 727.3873 384.4242 674.51263 423.60745 708.76764 445.5263 C 720.8983 499.32755 783.2887 470.41013 806.05096 510.77872 C 813.8271 517.9258 841.74243 441.79755 880.8526 489.61115 C 873.481 520.0829 862.66614 621.2145 909.79504 538.4684 C 915.18677 497.41068 985.78564 528.9208 986.6076 475.76874 C 1056.4673 472.42752 1011.80914 358.4459 956.0454 404.2655 C 955.60657 338.15683 907.31177 479.03928 882.2656 406.37213 C 853.0862 369.33832 811.324 436.52493 789.05383 389.61203 C 781.78564 448.54172 768.5694 392.37872 741.8103 398.48502 C 715.11017 372.71463 770.7285 374.9367 775.2236 369.28864 C 780.59546 382.39346 830.33203 408.14972 864.5123 374.25363 C 910.8463 347.22968 959.0899 304.17838 991.02795 266.15906 C 990.5447 260.40802 989.90967 253.00941 985.6484 248.76306 z M 1013.6114 510.60672 C 979.8089 501.0579 962.0617 544.62756 920.61395 537.3626 C 964.2196 582.87256 857.2724 575.32623 941.6382 618.1817 C 900.58734 622.2569 859.52435 589.74634 862.6601 642.9993 C 837.5429 688.7923 865.0796 707.7386 900.7888 721.47565 C 915.171 713.7177 961.54895 680.06384 967.31537 661.0538 C 1022.49567 706.89276 1089.4752 604.14105 1009.1732 592.0694 C 927.3985 581.55646 1060.6547 603.75714 1035.693 576.82404 C 1000.46295 546.865 1074.72 509.6612 1013.6114 510.60672 z M 984.1534 555.0069 C 984.48645 556.28705 985.48566 560.1281 984.1534 555.0069 z M 984.3617 555.80707 C 969.3618 570.7387 920.08997 544.9615 984.3617 555.80707 z M 848.7793 133.15038 C 835.4758 133.20528 787.1507 50.4911 757.1493 92.9118 C 706.8492 108.37234 723.1095 15.699945 672.8501 64.43566 C 623.47736 77.88728 602.76843 28.919018 610.5522 113.96106 C 635.55347 200.74435 639.55676 112.794304 679.39325 161.83685 C 733.4823 158.49281 717.35645 140.66728 728.3066 162.3419 C 757.80334 175.60297 727.959 212.23347 798.4707 199.20699 C 804.41833 204.28299 911.09424 101.45981 848.7793 133.15038 z M 775.88043 375.0982 C 773.106 377.19473 779.3246 375.57703 775.88043 375.0982 z M 815.5925 649.2635 C 754.38385 655.421 844.5087 710.34705 835.45404 650.07697 L 815.62646 649.2647 L 815.5925 649.2635 z M 825.7599 685.06354 C 808.7878 672.2744 810.27795 707.5145 822.2725 697.93134 C 825.85596 682.8911 826.269 681.7962 825.7599 685.06354 z M 808.4616 700.6702 C 795.41125 697.34515 806.0546 727.39984 820.4832 720.61005 C 804.7885 701.2374 831.4063 713.35474 808.4616 700.6702 z M 798.8724 683.51483 C 786.55804 662.73364 779.1744 698.1021 803.2116 696.91 C 761.06824 720.0481 827.8015 696.09283 798.8724 683.51483 z M 785.8479 705.69855 C 762.7308 661.8782 733.96155 712.3794 703.4684 668.1799 C 778.9548 612.20984 608.7269 640.95605 632.4464 707.15967 C 626.0555 775.6907 686.68207 768.9905 722.39813 760.6504 C 773.2845 771.1613 804.4866 774.67206 787.7862 719.7182 L 789.32196 712.48395 L 785.8479 705.69855 z M 540.05865 40.030663 C 529.4129 60.747257 515.6678 9.5371275 543.2521 17.95231 C 525.96106 34.926403 505.28284 -14.847284 472.73962 4.5741715 C 454.1555 33.760857 475.25522 59.279324 428.3972 44.303253 C 351.70575 50.246445 374.0986 136.84525 331.16922 153.32195 C 370.89587 151.50964 369.32376 235.25493 306.6883 193.86453 C 336.22986 200.70479 207.23299 168.82004 224.84898 183.34595 C 186.20955 204.75574 144.35568 155.99863 160.7674 243.78557 C 99.91799 299.91022 117.15329 259.93326 148.47041 321.31232 C 158.4698 344.6923 153.25534 385.46378 165.81271 394.5459 C 142.46263 378.47696 118.376976 312.61536 77.48073 363.70154 C 71.025215 409.8623 54.71444 420.54965 10.960248 433.12155 C -30.091024 488.82068 55.025707 519.9218 87.94642 472.89786 C 97.21265 474.81757 107.075584 539.56165 152.19476 522.8226 C 199.0249 484.9732 190.82895 567.62964 234.58757 540.6885 C 240.23927 554.75415 312.72717 565.9292 244.89864 570.47107 C 242.06168 648.7734 232.09944 533.2979 190.0425 622.33276 C 133.61183 660.31696 150.57825 745.2044 222.70523 724.9004 C 246.65967 703.6073 282.99304 664.13257 255.5456 719.77435 C 206.24265 798.59985 356.16403 822.22046 349.94107 734.51746 C 342.29376 690.99945 403.50934 578.07434 321.96878 640.1276 C 269.0699 688.07166 333.0356 590.50977 287.67905 577.283 C 325.52396 519.0865 298.9655 484.282 265.75128 468.51062 C 246.02664 480.66226 232.26657 481.6651 210.90282 433.22208 C 170.63799 410.4594 221.52919 349.304 262.0629 393.4288 C 211.6606 339.70914 230.77805 310.0045 240.40804 267.49335 C 267.09286 246.9552 282.5748 294.75146 292.71265 284.64307 C 338.2965 385.7492 398.26096 236.35951 342.1428 231.6295 C 416.5629 243.48682 424.50412 224.18567 427.04514 180.37254 C 451.87042 165.10378 445.29095 141.47675 480.1996 135.05675 C 487.67328 103.93179 504.2481 164.76505 502.0777 137.05437 C 579.60406 69.586754 495.3412 109.7785 572.7073 37.173923 C 590.0875 13.190812 544.18713 45.037624 540.05865 40.030663 z M 234.20122 289.61206 C 235.90654 293.54312 235.73859 289.2346 234.20122 289.61206 z M 514.0957 9.193963 C 527.72614 27.28677 519.2654 10.696617 514.0957 9.193963 z M 689.7544 681.145 C 698.7089 644.00336 723.2859 709.8287 689.7544 681.145 z M 694.7771 661.04285 C 682.3731 649.14435 704.11237 662.0784 694.7771 661.04285 z M 523.49554 48.61137 C 509.94824 58.176758 516.5136 40.238174 523.49554 48.61137 z M 677.895 678.24994 C 647.9966 683.85803 697.9491 662.9024 677.895 678.24994 z M 511.31686 54.34261 C 511.02417 51.66876 515.2774 55.256638 511.31686 54.34261 z M 495.40295 131.10149 C 484.68454 125.79173 502.17538 121.24178 495.40295 131.10149 z M 481.62393 137.24896 C 483.38657 137.96436 481.76602 134.3789 481.62393 137.24896 z M 480.64813 140.06613 C 482.41077 140.78113 480.79022 137.19568 480.64813 140.06613 z M 623.0066 726.7022 C 617.4841 723.9981 607.72736 716.8514 612.7149 719.9819 C 619.93225 701.29315 580.3626 712.5627 601.89594 721.08765 C 599.42596 725.8011 638.24506 743.4583 620.3521 742.7712 C 622.5177 746.03485 645.1887 734.8659 623.0066 726.7022 z M 471.67056 144.9645 C 469.61157 150.44058 479.5718 147.17003 471.67056 144.9645 z M 468.58047 136.37047 C 465.47867 142.34273 476.67752 138.54007 468.58047 136.37047 z M 408.58536 175.04543 C 392.0622 168.14784 368.4731 126.70132 391.0081 140.31805 C 431.6968 116.621185 378.69498 172.70949 423.65912 157.45445 L 410.74686 172.52296 L 408.58536 175.04543 z M 547.3075 737.8518 C 477.21487 712.1529 490.71454 702.0626 493.4235 639.0961 C 482.92148 560.7458 342.13632 605.4548 395.16238 681.74493 C 365.37497 738.07587 473.62457 784.8277 483.735 716.7985 C 481.83102 747.77 440.63724 854.2586 515.46027 868.30774 C 574.69965 868.61176 567.37933 808.03 545.64777 774.16583 C 593.7674 793.73706 557.5334 757.13477 547.3075 737.8518 z M 380.85205 189.94882 C 382.99582 175.3571 394.21848 195.68571 380.85205 189.94882 z M 378.48383 193.98242 C 369.9762 198.4274 381.3995 188.01743 378.48383 193.98242 z M 438.66467 701.18414 C 468.38547 640.5253 506.58524 752.4064 438.66467 701.18414 z M 366.91437 326.8522 C 296.96466 318.25574 347.54053 442.91788 380.0749 361.02002 C 385.72012 352.2649 384.52512 321.7645 366.91437 326.8522 z M 310.084 213.48502 C 306.48038 216.52464 309.10742 195.43016 310.084 213.48502 z M 264.17313 257.03897 C 256.6744 239.8186 278.8541 254.64409 264.17313 257.03897 z M 243.94707 281.09637 C 225.32498 292.18054 264.31 283.41534 243.94707 281.09637 z M 274.95978 610.494 C 272.49506 554.0852 313.1188 627.5081 274.95978 610.494 z" svg:height="8.683088mm" draw:style-name="style-32" draw:transform="skewX(-2.8183830950993155E-17) rotate(0.1745491919892423) translate(11.601426mm,48.001213mm)" svg:viewBox="0.0 0.0 1046.2737 868.30884" svg:width="10.462737mm"/>
            <draw:path svg:d="M 495.35492 216.59045 C 474.58987 286.38754 574.0819 256.47012 495.35492 216.59045 z M 509.45813 309.01495 C 475.54065 377.3635 586.2546 325.33704 509.45813 309.01495 z M 326.34595 29.71112 C 281.46698 45.584667 350.47278 49.99654 326.34595 29.71112 z M 332.55316 28.096233 C 315.59644 27.135778 355.69855 53.91628 332.55316 28.096233 z M 287.69116 0.004037221 C 211.18057 76.00432 385.83963 -0.65443355 287.69116 0.004037221 z M 1.6592978 157.25339 C -9.890788 181.1707 44.155895 150.6695 1.6592978 157.25339 z" svg:height="3.433548mm" draw:style-name="style-33" draw:transform="skewX(-2.8183830950993155E-17) rotate(0.1745491919892423) translate(15.200499mm,51.54435mm)" svg:viewBox="0.0 0.0 537.19275 343.3548" svg:width="5.3719273mm"/>
            <draw:path svg:d="M 122.22162 237.5622 C 118.28493 251.11838 95.52711 244.40205 122.22162 237.5622 z M 122.70851 315.85684 C 105.94153 350.51355 161.07382 322.04187 122.70851 315.85684 z M 16.604687 9.892403 C 11.500024 3.4122593 -11.759213 -8.683659 16.604687 9.892403 z M 28.065954 151.6033 C -61.40371 165.50224 97.92361 213.06837 28.065954 151.6033 z M 10.849224 140.61884 C 11.182295 147.45062 37.882458 132.80357 10.849224 140.61884 z" svg:height="3.3272848mm" draw:style-name="style-34" draw:transform="skewX(-2.8183830950993155E-17) rotate(0.1745491919892423) translate(18.494959mm,50.11827mm)" svg:viewBox="0.0 0.0 136.59221 332.7285" svg:width="1.3659221mm"/>
            <draw:path svg:d="M 428.1909 106.97586 C 408.4848 117.20658 438.17334 118.95187 428.8114 108.063896 L 428.1909 106.97586 z M 420.25613 115.789925 C 403.21906 134.96954 390.03513 150.91779 371.99924 155.95866 C 363.9676 168.20638 340.02808 152.86816 352.43283 148.36626 C 333.6085 159.42583 300.51297 157.6664 316.52377 133.30138 C 336.22662 120.697975 361.45724 108.99649 371.7792 87.49021 C 392.03717 81.342735 403.34262 107.45185 420.25613 115.789925 z M 383.6309 86.65733 L 383.48956 86.89876 L 383.6309 86.65733 z M 444.65952 187.581 C 449.89905 200.45892 429.88168 197.6914 427.78595 200.56187 C 431.5438 225.17682 398.3086 219.13834 393.13046 201.80412 C 380.9538 198.88966 417.13293 191.02031 417.1277 185.53857 C 418.32434 193.02237 439.86734 167.64641 444.65952 187.581 z M 402.7879 207.4736 C 404.5679 202.63782 398.1047 195.79391 402.7879 207.4736 z M 444.51822 187.82242 C 445.1012 187.45746 444.16296 187.53699 444.51822 187.82242 z M 444.3333 239.00873 C 449.16467 242.96764 445.10202 242.9749 448.70685 249.53014 C 439.1128 248.05331 446.4476 251.11435 437.9424 243.53487 C 433.562 241.0427 440.12854 250.84749 427.24295 239.3636 C 449.41092 233.58513 437.18704 228.15427 447.38666 231.87335 C 445.60867 233.45674 444.73584 236.37485 444.3333 239.00873 z M 456.87576 275.42892 C 453.7465 296.34494 422.7136 282.82953 426.4468 271.68518 C 440.86816 269.9512 449.0621 263.98865 456.87576 275.42892 z M 417.44705 254.38934 C 425.8812 250.5128 435.44257 256.79834 417.44705 254.38934 z M 384.67004 89.8645 C 385.05762 92.38736 388.16992 86.445786 384.67004 89.8645 z M 382.41245 89.83786 C 376.703 95.37208 389.28702 88.42483 382.41245 89.83786 z M 378.04092 89.54354 C 370.64273 92.37323 390.2737 90.47937 378.04092 89.54354 z M 349.55997 73.63367 C 365.13516 67.98317 367.29385 67.73327 349.55997 73.63367 z M 349.2608 72.48427 C 372.77924 59.96848 353.1551 70.37482 349.2608 72.48427 z M 348.42914 70.85928 C 356.80032 63.64921 364.80652 62.712578 348.42914 70.85928 z M 395.05057 231.98761 C 396.4531 222.04716 403.20615 215.04178 395.05057 231.98761 z M 347.5474 69.04334 C 356.34732 61.6524 366.27365 56.88606 347.5474 69.04334 z M 408.9168 281.3596 C 418.37036 290.8491 422.01355 296.869 408.9168 281.3596 z M 346.23288 67.13535 C 356.0401 58.613182 363.0152 54.84605 346.23288 67.13535 z M 387.72906 184.1857 C 392.88742 199.0782 373.8923 196.59045 363.48312 199.49362 C 350.06906 173.5997 377.99127 188.579 375.51242 182.04517 C 377.32635 174.0777 386.99185 185.91646 387.72906 184.1857 z M 344.9684 65.41832 C 352.27216 56.760098 359.0458 54.519035 344.9684 65.41832 z M 407.5833 282.52472 C 417.7054 294.5702 419.37723 297.70227 407.5833 282.52472 z M 343.56186 63.943527 C 348.77673 56.2397 361.70068 46.448227 343.56186 63.943527 z M 405.67572 283.83884 C 413.14255 289.35934 415.11514 298.78867 405.67572 283.83884 z M 341.8638 62.135254 C 349.74042 51.866985 353.1115 50.215763 341.8638 62.135254 z M 339.9748 60.37664 C 347.31485 49.839897 350.68674 48.01063 339.9748 60.37664 z M 404.43427 284.5712 C 413.23056 298.28525 413.43 299.29614 404.43427 284.5712 z M 337.70224 58.717342 C 347.79407 45.493828 348.37787 45.252 337.70224 58.717342 z M 336.1039 57.292606 C 339.71155 47.759518 347.5236 42.52284 336.1039 57.292606 z M 399.85202 287.3997 C 406.95633 297.7281 410.27975 305.6592 399.85202 287.3997 z M 333.8814 55.825077 C 340.0297 44.017014 344.4771 38.60189 333.8814 55.825077 z M 335.2444 47.697346 C 328.5878 64.799416 322.60706 41.478813 326.73676 41.728313 C 325.21674 34.09635 334.70944 53.485508 337.60373 43.401337 L 335.2444 47.697346 z M 395.16965 289.84503 C 401.42694 296.80356 402.09915 305.85864 395.16965 289.84503 z M 391.29553 291.46637 C 397.25247 300.33047 397.3344 308.71298 391.29553 291.46637 z M 389.46063 295.42123 C 393.46152 300.39267 382.79153 313.04855 387.5139 292.6545 C 388.72705 292.16602 391.8216 293.4034 389.46063 295.42123 z M 359.89243 200.63213 C 351.81595 180.71893 356.25287 189.1422 359.89243 200.63213 z M 355.68564 202.54456 C 345.9196 181.91718 352.2879 192.0611 355.68564 202.54456 z M 311.23987 37.98702 C 317.97556 52.472164 303.97812 66.87374 294.59198 49.47695 C 287.90756 32.488327 285.06415 52.85328 280.33694 45.00371 C 278.48468 36.7916 286.05487 36.94905 306.77228 25.04369 C 308.8252 29.056284 309.60883 33.712814 311.23987 37.98702 z M 348.0876 206.36215 C 339.54846 189.64119 342.2534 192.26256 348.0876 206.36215 z M 365.5215 312.6949 C 355.118 338.40955 331.67386 287.47314 357.1778 298.7055 C 367.66812 298.69785 368.9927 301.17062 365.5215 312.6949 z M 342.49725 209.24876 C 334.0324 193.72847 335.2157 195.19398 342.49725 209.24876 z M 337.09543 191.63033 C 336.92627 211.06712 308.47922 194.57428 327.47272 184.51958 C 328.01532 187.4615 338.133 190.9545 337.09543 191.63033 z M 360.3676 285.80698 C 362.297 309.01172 359.58237 295.8201 360.3676 285.80698 z M 326.76703 181.02092 C 332.2847 180.1178 327.6556 186.76306 316.83102 181.356 C 325.11053 170.48457 327.17197 180.20378 326.76703 181.02092 z M 314.47733 176.24084 C 329.0537 169.3481 330.4308 169.1313 314.47733 176.24084 z M 285.99594 39.235733 C 286.4182 39.40691 286.02985 38.5486 285.99594 39.235733 z M 284.63135 37.135975 C 281.87878 43.137707 288.44894 38.323723 284.63135 37.135975 z M 277.96146 47.66666 C 274.90488 41.266857 274.42728 20.315296 277.96146 47.66666 z M 338.3615 314.4418 C 342.64542 321.9712 323.04108 306.26318 338.3615 314.4418 z M 329.4328 314.71915 C 338.8589 316.7095 344.06772 327.82437 329.4328 314.71915 z M 327.48282 316.65823 C 337.43942 323.7286 339.72528 328.58456 327.48282 316.65823 z M 330.7025 321.95706 C 328.0678 325.8659 331.96213 330.82605 325.35037 329.69077 C 324.5643 331.16074 319.9195 324.7795 327.00845 317.19073 C 330.4744 319.19522 341.5263 334.14142 330.7025 321.95706 z M 315.5936 323.63776 C 327.47757 310.7429 327.9374 311.63794 315.5936 323.63776 z M 227.6387 27.211273 C 237.65263 16.937757 241.85942 14.148441 227.6387 27.211273 z M 303.59702 329.41785 C 281.49323 340.30704 281.60504 295.96826 298.34943 292.73608 C 289.73358 296.46567 314.9541 301.79074 312.42398 318.53027 C 319.9409 326.38348 307.72586 326.02863 303.59702 329.41785 z M 220.7932 14.26431 C 218.1573 35.020874 219.30104 18.715345 215.6623 14.985761 C 204.2418 11.307448 210.8572 1.0815716 211.55644 2.3488553 C 209.14137 -1.4986165 215.51575 -0.2939097 215.36153 3.608872 C 217.62115 1.4719708 222.11095 3.2858942 220.78513 13.448387 C 229.72919 4.591935 225.52483 9.158839 220.7932 14.26431 z M 223.02498 26.775658 C 205.03229 30.627167 207.54668 29.30215 223.02498 26.775658 z M 224.72746 34.104828 C 207.52286 38.18525 208.63591 37.527584 224.72746 34.104828 z M 226.77838 42.776375 C 209.68236 47.113564 210.70256 46.46034 226.77838 42.776375 z M 203.50905 54.76248 C 218.41446 48.54718 219.5352 48.497925 203.50905 54.76248 z M 202.76942 52.70471 C 211.1507 46.97307 218.01842 46.51242 202.76942 52.70471 z M 199.09354 44.86483 C 209.5665 38.5922 218.29134 35.491615 199.09354 44.86483 z M 197.08905 41.090836 C 204.34395 34.91873 218.38943 28.930727 197.08905 41.090836 z M 194.65099 37.224792 C 203.30437 29.720407 213.3853 24.66944 194.65099 37.224792 z M 193.91904 35.98335 C 199.09758 27.875801 209.56528 24.622608 193.91904 35.98335 z M 191.43938 32.741863 C 174.9344 24.622204 190.94118 31.979635 181.15334 21.508295 C 188.43002 28.223001 190.7155 12.521037 191.79504 24.672266 C 199.03297 20.762217 187.06868 32.94211 200.09073 23.536594 L 195.75233 28.152754 L 191.43938 32.741863 z M 278.3979 325.33664 C 265.01126 340.69705 248.31049 311.0897 267.88858 310.88782 C 273.3542 313.94925 276.4895 319.59006 278.3979 325.33664 z M 187.03275 33.88803 C 175.47499 28.283155 171.12973 21.06622 187.03275 33.88803 z M 185.19016 37.02697 C 162.94426 26.581871 180.86871 30.206085 185.19016 37.02697 z M 183.0795 42.280605 C 165.29433 35.02047 170.00818 35.457703 183.0795 42.280605 z M 181.43636 46.185406 C 163.21152 40.435997 168.98717 40.215164 181.43636 46.185406 z M 180.32571 50.565388 C 162.8401 45.865658 165.71501 46.16845 180.32571 50.565388 z M 179.03137 55.81135 C 159.06448 51.251713 166.01619 51.451557 179.03137 55.81135 z M 176.97481 66.77887 C 158.10847 63.775578 163.01694 62.874874 176.97481 66.77887 z M 175.2598 78.27041 C 157.94052 76.11373 159.43996 75.94578 175.2598 78.27041 z M 173.9356 90.47937 C 155.194 88.75507 158.86263 88.26375 173.9356 90.47937 z M 223.08069 324.9991 C 235.04015 333.6412 237.85126 336.96545 223.08069 324.9991 z M 229.70132 374.8241 C 210.71185 382.30466 210.164 348.27896 216.64415 334.8556 C 208.93547 332.64883 229.35292 326.12994 229.41025 349.33066 C 231.69046 359.63525 246.95763 368.61362 229.70132 374.8241 z M 205.0989 277.10678 C 207.74046 302.23566 195.77696 284.95715 183.16347 292.8378 C 189.92905 295.1354 213.84676 293.98114 203.43477 299.01758 C 207.77719 309.54504 205.0339 296.35504 201.26839 313.49103 C 201.14203 333.33032 165.9746 318.45035 180.74638 301.44235 C 175.64172 292.3469 168.61858 275.27914 185.30643 271.00534 C 191.97632 270.82648 199.62645 274.4543 205.0989 277.10678 z M 151.96141 157.76611 C 140.18684 155.09146 164.25555 138.05641 151.96141 157.76611 z M 136.46211 133.57025 C 151.77206 129.08368 153.62354 128.96782 136.46211 133.57025 z M 132.08334 117.52673 C 142.48161 113.03694 153.78583 111.090195 132.08334 117.52673 z M 128.02795 105.08119 C 143.60274 99.4307 145.76225 99.18079 128.02795 105.08119 z M 127.629074 103.54826 C 136.4932 97.59134 144.87567 97.509384 127.629074 103.54826 z M 127.08889 102.25716 C 134.0543 95.61391 142.96768 95.200096 127.08889 102.25716 z M 126.00773 99.674545 C 117.19044 96.51219 122.85506 75.03216 121.48886 94.09955 C 132.32195 76.156525 124.591064 99.45008 136.11531 92.13584 L 131.0369 95.923164 L 126.00773 99.674545 z M 120.78841 96.123 C 114.728134 91.82538 120.85825 80.30557 120.272446 89.81848 L 120.78841 96.123 z M 115.60784 96.65269 C 110.20725 90.5908 113.85407 77.65272 115.60784 96.65269 z M 104.2039 99.210266 C 100.08958 85.66337 99.370544 78.744385 104.2039 99.210266 z M 145.27698 287.7598 C 138.67693 308.92816 147.9581 357.97757 111.648544 336.19232 C 114.42413 314.44705 125.1914 296.04095 145.27698 287.7598 z M 94.05029 101.85182 C 88.41151 82.55915 91.77492 88.958145 94.05029 101.85182 z M 91.99252 102.59144 C 84.89751 83.84299 89.03566 89.016685 91.99252 102.59144 z M 119.58814 232.2585 C 117.09919 213.16083 124.58985 216.83188 119.58814 232.2585 z M 90.31829 103.23174 C 82.540985 85.369865 85.31738 90.10552 90.31829 103.23174 z M 89.07644 103.96369 C 81.22889 90.97837 81.42752 86.923386 89.07644 103.96369 z M 87.2605 104.84542 C 78.44724 89.30696 79.55667 90.5363 87.2605 104.84542 z M 85.49421 105.918106 C 74.53841 88.70461 80.06011 93.38254 85.49421 105.918106 z M 83.35651 138.58932 C 87.79785 122.91199 99.859856 127.62786 83.35651 138.58932 z M 84.444534 106.6004 C 70.94528 94.9619 80.8829 98.896576 84.444534 106.6004 z M 83.30241 107.71588 C 58.865913 96.89654 88.57865 106.67105 83.30241 107.71588 z M 81.3601 110.47129 C 69.44303 121.78681 70.68609 104.75256 75.73867 110.0926 C 71.10636 107.99647 67.41352 102.888985 81.3601 110.47129 z M 118.62688 262.37335 C 123.89061 270.58304 116.139946 305.72382 101.191734 292.06912 C 95.88885 312.8148 80.3407 321.85333 67.91332 301.74918 C 81.82357 288.08398 98.55664 244.61845 118.62688 262.37335 z M 103.90757 229.38278 C 106.88381 212.17374 107.81439 212.40263 103.90757 229.38278 z M 80.52197 118.25787 C 58.2462 120.12388 69.28154 115.8957 80.52197 118.25787 z M 80.67942 119.6487 C 60.321735 122.83568 68.49226 120.2127 80.67942 119.6487 z M 81.7836 124.67948 C 78.331375 117.370094 80.37663 143.26886 88.86085 151.8855 C 83.507095 142.6875 59.449696 145.10419 69.55607 126.42881 C 73.01718 127.63069 79.91275 122.03914 81.7836 124.67948 z M 81.71941 158.24332 C 79.844925 163.979 69.6352 164.92412 71.051056 157.33656 C 63.79657 159.94258 73.24286 146.64317 80.8716 154.98608 C 80.963646 155.81654 81.69923 157.75078 81.71941 158.24332 z M 91.350204 226.71742 C 91.93116 236.98366 79.271645 223.54053 93.56422 217.14153 C 101.71011 222.0948 95.299 224.16226 91.350204 226.71742 z M 84.81475 211.03079 C 52.114063 229.00006 31.126167 216.25778 51.662704 193.6772 C 74.508125 188.40701 56.446407 174.48386 43.312923 189.099 C 31.85529 197.63489 22.6694 196.90092 10.468514 209.09818 C -2.3121164 204.56195 -1.8692334 203.38834 3.733622 192.64488 C 19.1986 189.47809 31.561378 184.96205 48.465225 180.59903 C 24.716675 193.10715 24.811953 150.15152 47.963802 158.22838 C 52.069656 170.1398 52.64294 179.87434 68.42928 179.49687 C 56.917145 193.47897 83.74327 183.33304 85.30083 206.60841 C 85.69203 208.62138 90.03972 209.535 84.81475 211.03079 z" svg:height="3.7588584mm" draw:style-name="style-35" draw:transform="skewX(-2.8183830950993155E-17) rotate(0.1745491919892423) translate(15.196716mm,50.16979mm)" svg:viewBox="0.0 0.0 456.87576 375.88583" svg:width="4.5687575mm"/>
            <draw:g draw:id="g37597">
              <draw:path svg:d="M 5731.8984 1.9800408 C 4338.711 85.94711 2945.0989 202.36087 1571.2843 436.26898 C 1047.3827 518.52997 522.39923 613.8146 0.0 710.1746 C 1635.1234 489.57217 3269.0422 259.51263 4913.9624 111.60256 C 5205.985 108.524536 5499.6016 93.69647 5775.748 4.5474735E-13 L 5752.3916 1.0547972 L 5731.8984 1.9800408 z" svg:height="7.101746mm" draw:style-name="style-36" draw:transform="skewX(-2.8183830950993155E-17) rotate(0.1745491919892423) translate(71.687874mm,25.145912mm)" svg:viewBox="0.0 0.0 5775.748 710.1746" svg:width="57.75748mm"/>
              <draw:path svg:d="M 6306.3306 2.9832742 C 4898.3467 85.79049 3492.6548 199.91708 2105.4675 434.05756 C 1400.8318 546.59436 700.26996 672.6683 0.0 808.1998 C 1766.119 559.01764 3538.3252 316.36856 5315.962 145.63548 C 5661.5103 130.72104 6014.9634 129.9173 6338.46 4.8076577 C 6380.5156 -6.036804 6308.9126 5.16828 6306.3306 2.9832742 z" svg:height="8.081999mm" draw:style-name="style-37" draw:transform="skewX(-2.8183830950993155E-17) rotate(0.1745491919892423) translate(66.82322mm,25.839432mm)" svg:viewBox="0.0 0.0 6351.667 808.1998" svg:width="63.51667mm"/>
              <draw:path svg:d="M 6833.259 2.0528743 C 5439.0767 82.259995 4044.6018 192.10457 2670.7336 418.865 C 1776.083 559.7028 885.8629 724.2115 0.0 899.6714 C 1893.2128 625.2288 3790.9976 366.98914 5696.7227 177.02415 C 6043.554 150.6365 6399.617 169.1172 6728.7505 50.89388 C 6750.731 41.75263 6941.5586 -10.955323 6833.259 2.0528743 z" svg:height="8.996714mm" draw:style-name="style-38" draw:transform="skewX(-2.8183830950993155E-17) rotate(0.1745491919892423) translate(62.35057mm,26.483458mm)" svg:viewBox="0.0 0.0 6866.288 899.6714" svg:width="68.66288mm"/>
              <draw:path svg:d="M 7362.38 0.45601526 C 5906.093 79.62026 4450.8975 197.85422 3016.0671 438.71567 C 2005.9968 599.9591 1001.23486 789.2357 9.094947E-13 994.43646 C 1983.6608 693.974 3973.7998 428.92377 5970.149 217.6005 C 6386.6807 164.18933 6820.614 213.59335 7217.053 66.63527 C 7244.429 54.001873 7458.608 -5.791555 7362.38 0.45601526 z" svg:height="9.944365mm" draw:style-name="style-39" draw:transform="skewX(-2.8183830950993155E-17) rotate(0.1745491919892423) translate(57.773415mm,27.166084mm)" svg:viewBox="0.0 0.0 7387.0723 994.43646" svg:width="73.87073mm"/>
              <draw:path svg:d="M 7955.083 0.6600136 C 6931.8823 50.850372 5900.6973 130.17285 4880.777 249.5815 C 3239.4607 458.16803 1614.2006 769.6409 0.0 1106.8428 C 2038.0812 773.6574 4090.211 511.9833 6145.2383 278.29306 C 6523.805 231.25356 6905.4697 209.75316 7284.9116 192.06395 C 7529.848 164.54158 7769.309 99.28306 7991.6245 0.0 L 7968.2437 0.42249894 L 7955.083 0.6600136 z" svg:height="11.068428mm" draw:style-name="style-40" draw:transform="skewX(-2.8183830950993155E-17) rotate(0.1745491919892423) translate(52.482895mm,27.969625mm)" svg:viewBox="0.0 0.0 7991.6245 1106.8428" svg:width="79.916245mm"/>
              <draw:path svg:d="M 8639.14 1.3200272 C 7632.592 47.599934 6629.228 125.90049 5628.8525 237.60489 C 3731.9434 474.19495 1862.5831 842.19214 0.0 1245.4457 C 120.774284 1265.0762 247.14897 1187.3848 373.24533 1179.5597 C 2037.0052 883.8333 3721.15 677.94257 5400.628 463.17487 C 6228.3047 369.9186 7057.2314 245.527 7890.0396 219.78453 C 8165.5093 190.94342 8434.61 118.46245 8678.6045 4.5474735E-13 L 8655.235 0.78151023 L 8639.14 1.3200272 z" svg:height="12.48614mm" draw:style-name="style-41" draw:transform="skewX(-2.8183830950993155E-17) rotate(0.1745491919892423) translate(46.21995mm,28.940016mm)" svg:viewBox="0.0 0.0 8678.605 1248.614" svg:width="86.78605mm"/>
              <draw:path svg:d="M 8683.721 1.4437797 C 7669.664 47.517433 6655.2363 128.86636 5648.7876 240.50502 C 3745.625 479.42157 1866.3486 850.627 0.0 1254.8096 C 129.46967 1311.0735 262.06747 1214.0509 397.18857 1206.0453 C 2069.231 908.1052 3759.657 701.6099 5446.67 485.73907 C 6275.1616 392.1438 7100.632 268.10086 7936.0815 241.68872 C 8223.026 213.74643 8531.541 127.113205 8765.573 0.12375255 C 8738.2705 -0.31163728 8711.0 0.46793932 8683.721 1.4437797 z" svg:height="12.722688mm" draw:style-name="style-42" draw:transform="skewX(-2.8183830950993155E-17) rotate(0.1745491919892423) translate(45.76122mm,28.90572mm)" svg:viewBox="0.0 0.0 8765.574 1272.2688" svg:width="87.65574mm"/>
              <draw:path svg:d="M 8726.84 1.4975992 C 7720.2114 47.39594 6714.7207 127.301735 5714.3594 238.44247 C 3789.8374 477.78442 1888.5062 853.74274 -9.094947E-13 1264.7637 C 145.38626 1349.9728 291.96475 1238.8323 443.96167 1228.5396 C 2122.3396 928.27527 3820.6956 721.46545 5515.162 504.7786 C 6335.098 411.64255 7153.9937 290.73083 7980.662 264.183 C 8288.902 233.17526 8592.735 144.66318 8859.12 0.8375856 C 8815.061 -0.58621323 8770.891 -0.080890335 8726.84 1.4975992 z" svg:height="12.966956mm" draw:style-name="style-43" draw:transform="skewX(-2.8183830950993155E-17) rotate(0.1745491919892423) translate(45.309807mm,28.870844mm)" svg:viewBox="0.0 0.0 8859.12 1296.6957" svg:width="88.5912mm"/>
              <draw:path svg:d="M 8746.562 1.5259591 C 7819.7705 40.305946 6895.228 119.99195 5973.0127 210.17824 C 3990.0647 442.2407 2033.9236 829.48047 90.612206 1248.9517 C -103.285034 1265.6425 59.700024 1304.7528 157.11772 1326.1732 C 674.14026 1185.4502 1216.7722 1127.2614 1747.9806 1038.2291 C 3583.6113 770.20526 5423.789 523.85516 7271.1143 331.16602 C 7651.04 282.0034 8046.553 323.85333 8413.357 209.65486 C 8590.408 159.84027 8761.755 93.84665 8918.307 2.1859727 C 8861.157 -0.76958615 8803.752 -0.46181616 8746.562 1.5259591 z" svg:height="13.261734mm" draw:style-name="style-44" draw:transform="skewX(-2.8183830950993155E-17) rotate(0.1745491919892423) translate(45.09605mm,28.794317mm)" svg:viewBox="0.0 0.0 8918.307 1326.1733" svg:width="89.18307mm"/>
              <draw:path svg:d="M 8813.809 1.5314378 C 8259.384 19.365662 7706.774 66.8006 7154.1836 109.43625 C 6632.682 151.08092 6111.17 195.13715 5593.0146 263.7489 C 4435.1143 412.43307 3286.7886 615.918 2143.5225 837.2872 C 1426.7452 977.07666 711.86725 1124.9806 0.0 1283.9379 C 73.81382 1306.3783 147.62764 1328.8187 221.44147 1351.2593 C 370.16357 1299.6351 529.2625 1275.5156 684.61597 1244.5027 C 1451.998 1108.1348 2225.1804 999.90674 2997.8318 890.85205 C 4303.5137 711.27905 5610.9805 541.33136 6921.9565 396.24115 C 7216.6567 367.4832 7510.983 329.81277 7807.4556 320.318 C 8212.436 324.58392 8620.739 226.37532 8966.308 38.24244 C 8978.629 28.110842 9044.104 3.762851 9000.631 3.5575635 C 8938.65 -1.6722708 8875.965 -0.019014064 8813.809 1.5314378 z" svg:height="13.512593mm" draw:style-name="style-45" draw:transform="skewX(-2.8183830950993155E-17) rotate(0.1745491919892423) translate(44.40711mm,28.801819mm)" svg:viewBox="0.0 0.0 9015.35 1351.2593" svg:width="90.153496mm"/>
              <draw:path svg:d="M 8859.12 1.6142617 C 8296.005 19.728218 7734.7524 68.07905 7173.5137 111.496216 C 6660.1826 152.49182 6146.9014 196.33374 5636.8643 263.83173 C 4470.3965 413.79147 3313.4846 618.5256 2161.8494 842.0687 C 1438.891 983.1073 718.0293 1132.9974 0.0 1293.2609 C 90.31031 1318.9467 180.11568 1349.6292 270.40707 1373.1226 C 410.5123 1322.2815 561.74805 1300.2435 708.7269 1270.1372 C 1473.332 1132.8025 2244.1165 1025.3933 3014.1814 916.22003 C 4329.9834 735.142 5647.571 563.6545 6968.73 417.44443 C 7262.946 388.70676 7556.794 351.1933 7852.767 341.52127 C 8275.05 345.25995 8701.508 241.71999 9057.175 35.934967 C 9069.904 31.469564 9097.901 11.777762 9070.33 6.8943706 C 9000.832 -3.410285 8929.281 0.6100614 8859.12 1.6142617 z" svg:height="13.731225mm" draw:style-name="style-46" draw:transform="skewX(-2.8183830950993155E-17) rotate(0.1745491919892423) translate(43.942394mm,28.775696mm)" svg:viewBox="0.0 0.0 9082.062 1373.1226" svg:width="90.82061mm"/>
              <draw:path svg:d="M 8885.454 2.0113013 C 7957.6797 40.648846 7032.189 120.62941 6108.982 210.66357 C 4140.708 440.54553 2198.8198 823.70306 269.68088 1239.0911 C 191.78326 1262.3898 19.552555 1283.1879 0.0 1308.1708 C 104.22605 1330.3693 210.6471 1389.9854 313.5503 1390.0199 C 815.3589 1254.3065 1342.071 1196.8058 1857.7429 1110.1149 C 3704.9753 840.0033 5556.78 591.5746 7415.8535 397.6527 C 7797.9976 347.9957 8195.334 390.59042 8564.698 274.8902 C 8760.768 218.46225 8956.633 145.33899 9122.243 35.011982 C 9108.067 -24.215054 9000.281 12.339482 8951.037 0.691274 C 8929.161 0.2671637 8907.314 1.5407836 8885.454 2.0113013 z" svg:height="13.900199mm" draw:style-name="style-47" draw:transform="skewX(-2.8183830950993155E-17) rotate(0.1745491919892423) translate(43.65568mm,28.70829mm)" svg:viewBox="0.0 0.0 9122.243 1390.0199" svg:width="91.222435mm"/>
              <draw:path svg:d="M 8947.55 3.3799915 C 7938.4683 48.958633 6930.6025 129.46773 5927.7617 240.32487 C 3930.814 490.38397 1958.6509 883.93835 0.0 1313.507 C 129.39008 1335.3251 263.3111 1427.3539 390.26318 1408.549 C 1141.8486 1226.2837 1919.9412 1142.1422 2687.5325 1022.0575 C 4375.5684 789.5029 6064.7515 555.3802 7763.606 396.74808 C 8152.0933 393.4893 8549.31 359.6449 8903.022 205.09793 C 8999.688 155.3768 9134.84 121.208855 9196.764 39.68074 C 9165.545 -30.245253 9010.119 16.317612 8947.55 3.3799915 z" svg:height="14.110659mm" draw:style-name="style-48" draw:transform="skewX(-2.8183830950993155E-17) rotate(0.1745491919892423) translate(43.022293mm,28.692154mm)" svg:viewBox="0.0 0.0 9196.764 1411.0659" svg:width="91.967636mm"/>
              <draw:path svg:d="M 8991.4 2.8717682 C 7994.956 47.646343 6998.2812 127.10418 6008.9824 235.863 C 3983.1304 485.7352 1985.0514 887.3061 0.0 1322.2389 C 142.76413 1351.6533 289.5232 1438.5824 430.45883 1433.1212 C 1084.7689 1267.711 1768.3375 1192.7032 2439.0173 1086.0472 C 4210.599 836.6836 5984.939 591.89655 7767.1655 422.06967 C 8117.5215 408.7466 8476.546 402.55673 8805.038 280.7375 C 8962.523 225.40399 9121.459 163.64954 9253.768 67.5531 C 9255.632 -39.625793 9060.298 16.36144 8991.4 2.8717682 z" svg:height="14.333673mm" draw:style-name="style-49" draw:transform="skewX(-2.8183830950993155E-17) rotate(0.1745491919892423) translate(42.564655mm,28.664082mm)" svg:viewBox="0.0 0.0 9253.781 1433.3673" svg:width="92.53781mm"/>
              <draw:path svg:d="M 9036.712 2.2778203 C 8039.3555 46.235435 7044.2563 128.26114 6052.832 235.26906 C 4012.0503 487.5467 2001.6428 891.99774 -9.094947E-13 1331.5452 C 156.43007 1367.9246 314.58624 1446.9902 469.92365 1458.9279 C 1018.8129 1308.6974 1594.8782 1250.2975 2159.6243 1155.7457 C 4015.1506 888.2094 5874.322 634.741 7742.3145 449.1557 C 8098.914 425.5244 8469.412 437.6467 8807.962 316.4443 C 8985.289 258.32828 9165.545 191.33144 9311.504 82.79948 C 9319.819 -41.648533 9116.022 14.721075 9036.712 2.2778203 z" svg:height="14.589278mm" draw:style-name="style-50" draw:transform="skewX(-2.8183830950993155E-17) rotate(0.1745491919892423) translate(42.09997mm,28.638123mm)" svg:viewBox="0.0 0.0 9311.751 1458.9279" svg:width="93.11751mm"/>
              <draw:path svg:d="M 9080.562 1.9697281 C 8079.2827 47.737545 7071.403 128.11192 6072.7725 237.76764 C 4025.5 492.297 2006.5017 900.01654 -9.094947E-13 1340.4773 C 171.63298 1380.0453 346.9508 1468.353 516.54614 1481.0863 C 1057.6832 1332.0631 1626.5001 1273.8542 2183.3213 1180.646 C 4044.947 912.8591 5912.3687 657.7293 7787.626 471.28806 C 8129.376 446.92072 8481.167 460.90317 8808.692 353.09695 C 9005.8 290.73663 9207.728 219.94598 9368.508 98.33171 C 9382.668 -31.939438 9192.517 6.8943706 9102.499 1.3306621 L 9080.562 1.9697281 z" svg:height="14.810863mm" draw:style-name="style-51" draw:transform="skewX(-2.8183830950993155E-17) rotate(0.1745491919892423) translate(41.64199mm,28.60808mm)" svg:viewBox="0.0 0.0 9369.257 1481.0863" svg:width="93.69257mm"/>
              <draw:path svg:d="M 9125.142 1.8139094 C 8127.105 46.171143 7130.3745 126.503624 6138.3486 234.20702 C 4069.122 490.52402 2027.8793 903.8179 -9.094947E-13 1348.9016 C 186.69814 1393.7498 376.9416 1486.1467 561.8387 1503.3348 C 1096.6093 1353.93 1656.5112 1298.9108 2206.2866 1205.6987 C 4078.3352 934.70447 5951.07 679.99915 7833.6685 492.9127 C 8176.793 467.4087 8529.012 482.5758 8856.928 374.06158 C 9057.345 310.27197 9262.236 239.85258 9424.782 113.35621 C 9449.325 -41.84254 9223.479 10.515583 9125.142 1.8139094 z" svg:height="15.033348mm" draw:style-name="style-52" draw:transform="skewX(-2.8183830950993155E-17) rotate(0.1745491919892423) translate(41.18489mm,28.583038mm)" svg:viewBox="0.0 0.0 9426.634 1503.3348" svg:width="94.26634mm"/>
              <draw:path svg:d="M 9169.723 1.8522599 C 8171.3774 46.301662 7174.113 126.31799 6182.189 234.8435 C 4098.2495 492.03287 2042.8434 909.94714 0.0 1358.8402 C 195.66472 1417.6775 391.26556 1476.6871 586.85645 1535.7239 C 973.62427 1407.6141 1392.145 1371.676 1794.267 1298.3562 C 3752.9868 1002.749 5720.6665 739.7781 7691.9844 532.5032 C 8096.6357 481.36115 8516.935 524.38776 8905.893 395.88037 C 9108.92 331.17648 9319.352 259.23276 9482.518 129.23488 C 9511.021 -38.992527 9280.558 7.50556 9169.723 1.8522599 z" svg:height="15.357239mm" draw:style-name="style-53" draw:transform="skewX(-2.8183830950993155E-17) rotate(0.1745491919892423) translate(40.71911mm,28.550852mm)" svg:viewBox="0.0 0.0 9484.938 1535.7239" svg:width="94.84938mm"/>
              <draw:path svg:d="M 9214.303 1.708043 C 8215.188 45.65728 7217.482 126.476715 6225.308 234.69928 C 4126.045 494.21967 2056.1716 916.16364 0.0 1367.9362 C 217.43974 1422.3148 437.56693 1521.6272 653.4019 1549.8292 C 1113.738 1412.7588 1604.3226 1366.6536 2081.9648 1282.8499 C 3996.655 1000.7527 5917.3174 742.204 7846.07 544.07904 C 8215.337 509.1921 8599.522 535.1234 8954.858 417.5166 C 9160.481 351.46918 9376.027 278.33432 9539.522 144.931 C 9573.86 -36.63994 9334.766 5.513434 9214.303 1.708043 z" svg:height="15.498292mm" draw:style-name="style-54" draw:transform="skewX(-2.8183830950993155E-17) rotate(0.1745491919892423) translate(40.26084mm,28.519196mm)" svg:viewBox="0.0 0.0 9542.86 1549.8292" svg:width="95.428604mm"/>
              <draw:path svg:d="M 9258.153 2.0214527 C 8282.329 44.02771 7308.6157 126.25548 6337.9644 226.59268 C 4201.1313 486.78952 2093.482 917.7755 0.0 1377.4897 C 225.82394 1445.6971 451.42023 1514.5258 677.4793 1582.094 C 1056.5485 1452.9553 1471.076 1419.1766 1864.7528 1346.2577 C 3859.561 1044.7521 5860.151 777.3927 7868.845 568.97314 C 8247.538 530.3575 8639.195 560.2012 9003.094 439.61047 C 9212.264 372.72705 9430.608 298.1294 9596.527 161.08473 C 9637.414 -30.706423 9388.407 2.2512329 9258.153 2.0214527 z" svg:height="15.82094mm" draw:style-name="style-55" draw:transform="skewX(-2.8183830950993155E-17) rotate(0.1745491919892423) translate(39.80178mm,28.483032mm)" svg:viewBox="0.0 0.0 9601.008 1582.094" svg:width="96.01007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opacity draw:angle="459" draw:border="0.0%" draw:cx="6.8450255%" draw:cy="8.034242%" draw:display-name="gradient-1" draw:end="100.0%" draw:name="gradient-1" draw:start="0.0%" draw:style="ellipsoid"/>
    <draw:opacity draw:angle="459" draw:border="0.0%" draw:cx="7.268331%" draw:cy="8.122837%" draw:display-name="gradient-2" draw:end="100.0%" draw:name="gradient-2" draw:start="0.0%" draw:style="ellipsoid"/>
    <draw:opacity draw:angle="459" draw:border="0.0%" draw:cx="7.709815%" draw:cy="8.216686%" draw:display-name="gradient-3" draw:end="100.0%" draw:name="gradient-3" draw:start="0.0%" draw:style="ellipsoid"/>
    <draw:opacity draw:angle="459" draw:border="0.0%" draw:cx="8.159956%" draw:cy="8.308805%" draw:display-name="gradient-4" draw:end="100.0%" draw:name="gradient-4" draw:start="0.0%" draw:style="ellipsoid"/>
    <draw:opacity draw:angle="459" draw:border="0.0%" draw:cx="8.585279%" draw:cy="8.399509%" draw:display-name="gradient-5" draw:end="100.0%" draw:name="gradient-5" draw:start="0.0%" draw:style="ellipsoid"/>
    <draw:opacity draw:angle="459" draw:border="0.0%" draw:cx="8.983768%" draw:cy="8.489258%" draw:display-name="gradient-6" draw:end="100.0%" draw:name="gradient-6" draw:start="0.0%" draw:style="ellipsoid"/>
    <draw:opacity draw:angle="459" draw:border="0.0%" draw:cx="9.29425%" draw:cy="8.582837%" draw:display-name="gradient-7" draw:end="100.0%" draw:name="gradient-7" draw:start="0.0%" draw:style="ellipsoid"/>
    <draw:opacity draw:angle="459" draw:border="0.0%" draw:cx="9.4694%" draw:cy="8.676198%" draw:display-name="gradient-8" draw:end="100.0%" draw:name="gradient-8" draw:start="0.0%" draw:style="ellipsoid"/>
    <draw:opacity draw:angle="459" draw:border="0.0%" draw:cx="9.501426%" draw:cy="8.7697935%" draw:display-name="gradient-9" draw:end="100.0%" draw:name="gradient-9" draw:start="0.0%" draw:style="ellipsoid"/>
    <draw:opacity draw:angle="459" draw:border="0.0%" draw:cx="9.652342%" draw:cy="8.87437%" draw:display-name="gradient-10" draw:end="100.0%" draw:name="gradient-10" draw:start="0.0%" draw:style="ellipsoid"/>
    <draw:opacity draw:angle="459" draw:border="0.0%" draw:cx="9.696777%" draw:cy="8.961192%" draw:display-name="gradient-11" draw:end="100.0%" draw:name="gradient-11" draw:start="0.0%" draw:style="ellipsoid"/>
    <draw:opacity draw:angle="459" draw:border="0.0%" draw:cx="9.694462%" draw:cy="9.04424%" draw:display-name="gradient-12" draw:end="100.0%" draw:name="gradient-12" draw:start="0.0%" draw:style="ellipsoid"/>
    <draw:opacity draw:angle="459" draw:border="0.0%" draw:cx="9.780912%" draw:cy="9.129367%" draw:display-name="gradient-13" draw:end="100.0%" draw:name="gradient-13" draw:start="0.0%" draw:style="ellipsoid"/>
    <draw:opacity draw:angle="459" draw:border="0.0%" draw:cx="9.827798%" draw:cy="9.22306%" draw:display-name="gradient-14" draw:end="100.0%" draw:name="gradient-14" draw:start="0.0%" draw:style="ellipsoid"/>
    <draw:opacity draw:angle="459" draw:border="0.0%" draw:cx="9.878459%" draw:cy="9.316752%" draw:display-name="gradient-15" draw:end="100.0%" draw:name="gradient-15" draw:start="0.0%" draw:style="ellipsoid"/>
    <draw:opacity draw:angle="459" draw:border="0.0%" draw:cx="9.926973%" draw:cy="9.405075%" draw:display-name="gradient-16" draw:end="100.0%" draw:name="gradient-16" draw:start="0.0%" draw:style="ellipsoid"/>
    <draw:opacity draw:angle="459" draw:border="0.0%" draw:cx="9.976429%" draw:cy="9.498768%" draw:display-name="gradient-17" draw:end="100.0%" draw:name="gradient-17" draw:start="0.0%" draw:style="ellipsoid"/>
    <draw:opacity draw:angle="459" draw:border="0.0%" draw:cx="10.0247555%" draw:cy="9.58709%" draw:display-name="gradient-18" draw:end="100.0%" draw:name="gradient-18" draw:start="0.0%" draw:style="ellipsoid"/>
    <draw:opacity draw:angle="459" draw:border="0.0%" draw:cx="10.077046%" draw:cy="9.680783%" draw:display-name="gradient-19" draw:end="100.0%" draw:name="gradient-19" draw:start="0.0%" draw:style="ellipsoid"/>
    <draw:opacity draw:angle="459" draw:border="0.0%" draw:cx="10.125743%" draw:cy="9.769105%" draw:display-name="gradient-20" draw:end="100.0%" draw:name="gradient-20" draw:start="0.0%" draw:style="ellipsoid"/>
    <draw:gradient draw:angle="1958" draw:border="0.0%" draw:cx="29.259092%" draw:cy="73.686066%" draw:display-name="gradient-21" draw:end-color="#bebebe" draw:name="gradient-21" draw:start-color="#ababab" draw:style="ellipsoid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63.475445mm" fo:page-width="148.15625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